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F000002124477AA50CE2A87D9.png" manifest:media-type="image/png"/>
  <manifest:file-entry manifest:full-path="Pictures/100073ED00009698000054AB7D04B82717649E2D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Vintage-title">
      <style:graphic-properties draw:auto-grow-height="true" fo:min-height="8.333cm"/>
    </style:style>
    <style:style style:name="pr2" style:family="presentation" style:parent-style-name="Vintage-notes">
      <style:graphic-properties draw:fill-color="#ffffff" draw:auto-grow-height="true" fo:min-height="14cm"/>
    </style:style>
    <style:style style:name="pr3" style:family="presentation" style:parent-style-name="Vintage-title">
      <style:graphic-properties draw:auto-grow-height="true" fo:min-height="3.067cm"/>
    </style:style>
    <style:style style:name="pr4" style:family="presentation" style:parent-style-name="Vintage-outline1">
      <style:graphic-properties fo:min-height="11.929cm"/>
    </style:style>
    <style:style style:name="pr5" style:family="presentation" style:parent-style-name="Vintage-notes">
      <style:graphic-properties draw:fill-color="#ffffff" fo:min-height="14cm"/>
    </style:style>
    <style:style style:name="pr6" style:family="presentation" style:parent-style-name="Vintage-title">
      <style:graphic-properties fo:min-height="3.067cm"/>
    </style:style>
    <style:style style:name="pr7" style:family="presentation" style:parent-style-name="Vintage-title">
      <style:graphic-properties fo:min-height="3.125cm"/>
    </style:style>
    <style:style style:name="pr8" style:family="presentation" style:parent-style-name="Vintage-title">
      <style:graphic-properties draw:auto-grow-height="true" fo:min-height="3.125cm"/>
    </style:style>
    <style:style style:name="pr9" style:family="presentation" style:parent-style-name="Vintage-subtitle">
      <style:graphic-properties draw:fill-color="#ffffff" fo:min-height="14.22cm"/>
    </style:style>
    <style:style style:name="pr10" style:family="presentation" style:parent-style-name="Vintage-outline1">
      <style:graphic-properties fo:min-height="5.559cm"/>
    </style:style>
    <style:style style:name="P1" style:family="paragraph">
      <style:text-properties style:font-name="Purisa" fo:font-style="normal" fo:font-weight="bold" style:font-style-asian="normal" style:font-weight-asian="bold" style:font-style-complex="normal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9.3999996185303pt"/>
    </style:style>
    <style:style style:name="P4" style:family="paragraph">
      <style:paragraph-properties fo:text-align="center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40pt" fo:font-style="italic" style:text-underline-style="solid" style:text-underline-width="auto" style:text-underline-color="font-color" fo:font-weight="bold" style:font-size-asian="40pt" style:font-style-asian="italic" style:font-weight-asian="bold" style:font-size-complex="40pt" style:font-style-complex="italic" style:font-weight-complex="bold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align="center" fo:text-indent="0cm">
        <style:tab-stops>
          <style:tab-stop style:position="0.616cm"/>
        </style:tab-stops>
      </style:paragraph-properties>
    </style:style>
    <style:style style:name="P12" style:family="paragraph">
      <style:paragraph-properties fo:text-align="center"/>
      <style:text-properties fo:font-size="40pt" style:font-size-asian="40pt" style:font-size-complex="40pt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text-properties style:text-position="-33% 58%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style:paragraph-properties fo:text-align="center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7" style:family="paragraph">
      <style:text-properties fo:font-size="36pt" style:font-size-asian="36pt" style:font-size-complex="36pt"/>
    </style:style>
    <style:style style:name="P18" style:family="paragraph">
      <loext:graphic-properties draw:fill="none" draw:fill-color="#ffffff"/>
      <style:text-properties fo:font-size="36pt" style:font-size-asian="36pt" style:font-size-complex="36pt"/>
    </style:style>
    <style:style style:name="P19" style:family="paragraph">
      <style:paragraph-properties fo:text-align="center"/>
      <style:text-properties fo:font-size="36pt"/>
    </style:style>
    <style:style style:name="P20" style:family="paragraph">
      <style:paragraph-properties fo:text-align="start"/>
      <style:text-properties fo:font-size="36pt"/>
    </style:style>
    <style:style style:name="P21" style:family="paragraph">
      <loext:graphic-properties draw:fill="none" draw:fill-color="#ffffff"/>
      <style:text-properties fo:font-size="40pt" style:font-size-asian="40pt" style:font-size-complex="40pt"/>
    </style:style>
    <style:style style:name="P22" style:family="paragraph">
      <style:paragraph-properties fo:text-align="center"/>
      <style:text-properties fo:font-size="24pt" style:font-size-asian="24pt" style:font-size-complex="24pt"/>
    </style:style>
    <style:style style:name="P23" style:family="paragraph">
      <style:paragraph-properties fo:text-align="start"/>
      <style:text-properties fo:font-size="24pt" style:font-size-asian="24pt" style:font-size-complex="24pt"/>
    </style:style>
    <style:style style:name="P24" style:family="paragraph">
      <style:paragraph-properties fo:text-align="start"/>
      <style:text-properties fo:font-size="72pt" style:font-size-asian="72pt" style:font-size-complex="72pt"/>
    </style:style>
    <style:style style:name="P25" style:family="paragraph">
      <style:paragraph-properties fo:margin-top="0cm" fo:margin-bottom="0cm" fo:line-height="100%"/>
    </style:style>
    <style:style style:name="P26" style:family="paragraph">
      <style:text-properties fo:font-size="32pt" style:font-size-asian="32pt" style:font-size-complex="32pt"/>
    </style:style>
    <style:style style:name="P27" style:family="paragraph">
      <style:text-properties fo:font-size="60pt" style:font-size-asian="60pt" style:font-size-complex="60pt"/>
    </style:style>
    <style:style style:name="P28" style:family="paragraph">
      <style:paragraph-properties fo:margin-top="0cm" fo:margin-bottom="0cm" fo:line-height="100%" fo:text-align="center"/>
    </style:style>
    <style:style style:name="P29" style:family="paragraph">
      <style:paragraph-properties fo:margin-top="0cm" fo:margin-bottom="0cm" fo:line-height="100%" fo:text-align="center"/>
      <style:text-properties fo:font-size="44pt" style:font-size-asian="44pt" style:font-size-complex="44pt"/>
    </style:style>
    <style:style style:name="P30" style:family="paragraph">
      <style:paragraph-properties fo:text-align="center"/>
      <style:text-properties fo:font-size="48pt" fo:font-style="italic" style:font-size-asian="48pt" style:font-style-asian="italic" style:font-size-complex="48pt" style:font-style-complex="italic"/>
    </style:style>
    <style:style style:name="T1" style:family="text">
      <style:text-properties style:font-name="Purisa" fo:font-size="72pt" fo:font-style="normal" fo:font-weight="bold" style:font-size-asian="72pt" style:font-style-asian="normal" style:font-weight-asian="bold" style:font-size-complex="72pt" style:font-style-complex="normal" style:font-weight-complex="bold"/>
    </style:style>
    <style:style style:name="T2" style:family="text">
      <style:text-properties fo:font-size="40pt" fo:font-style="italic" style:text-underline-style="solid" style:text-underline-width="auto" style:text-underline-color="font-color" fo:font-weight="bold" style:font-size-asian="40pt" style:font-style-asian="italic" style:font-weight-asian="bold" style:font-size-complex="40pt" style:font-style-complex="italic" style:font-weight-complex="bold"/>
    </style:style>
    <style:style style:name="T3" style:family="text"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4" style:family="text">
      <style:text-properties fo:font-size="28pt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5" style:family="text">
      <style:text-properties fo:font-size="28pt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6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40pt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5" style:family="text">
      <style:text-properties fo:font-size="24pt" fo:font-style="italic" style:text-underline-style="solid" style:text-underline-width="auto" style:text-underline-color="font-color" fo:font-weight="normal" style:font-size-asian="24pt" style:font-style-asian="italic" style:font-weight-asian="normal" style:font-size-complex="24pt" style:font-style-complex="italic" style:font-weight-complex="normal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style:text-underline-style="solid" style:text-underline-width="auto" style:text-underline-color="font-color" fo:font-weight="normal" style:font-size-asian="24pt" style:font-style-asian="italic" style:font-weight-asian="normal" style:font-size-complex="24pt" style:font-style-complex="italic" style:font-weight-complex="normal"/>
    </style:style>
    <style:style style:name="T19" style:family="text">
      <style:text-properties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0" style:family="text">
      <style:text-properties fo:font-size="40pt" fo:font-weight="bold" style:font-size-asian="40pt" style:font-weight-asian="bold" style:font-size-complex="40pt" style:font-weight-complex="bold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font-size="72pt" style:font-size-asian="72pt" style:font-size-complex="72pt"/>
    </style:style>
    <style:style style:name="T23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6" style:family="text">
      <style:text-properties fo:font-size="60pt" style:font-size-asian="60pt" style:font-size-complex="60pt"/>
    </style:style>
    <style:style style:name="T27" style:family="text">
      <style:text-properties fo:font-size="36pt" fo:font-style="italic" style:text-underline-style="solid" style:text-underline-width="auto" style:text-underline-color="font-color" fo:font-weight="bold" style:font-size-asian="36pt" style:font-style-asian="italic" style:font-weight-asian="bold" style:font-size-complex="36pt" style:font-style-complex="italic" style:font-weight-complex="bold"/>
    </style:style>
    <style:style style:name="T28" style:family="text">
      <style:text-properties fo:font-size="44pt" style:font-size-asian="44pt" style:font-size-complex="44pt"/>
    </style:style>
    <style:style style:name="T29" style:family="text">
      <style:text-properties fo:font-size="48pt" fo:font-style="italic" style:font-size-asian="48pt" style:font-style-asian="italic" style:font-size-complex="4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pp first page" draw:style-name="dp1" draw:master-page-name="Vintage" presentation:presentation-page-layout-name="AL1T19">
        <office:forms form:automatic-focus="false" form:apply-design-mode="false"/>
        <draw:frame presentation:style-name="pr1" draw:text-style-name="P1" draw:layer="layout" svg:width="25.199cm" svg:height="8.333cm" svg:x="1.8cm" svg:y="5.297cm" presentation:class="title" presentation:user-transformed="true">
          <draw:text-box>
            <text:p><text:span text:style-name="T1">Shoe Catalogue</text:span><text:span text:style-name="T1"><text:line-break/></text:span><text:span text:style-name="T1">Application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HTML" draw:style-name="dp1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HTML</text:p>
          </draw:text-box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CSS" draw:style-name="dp1" draw:master-page-name="Vintage" presentation:presentation-page-layout-name="AL2T1">
        <office:forms form:automatic-focus="false" form:apply-design-mode="false"/>
        <draw:frame presentation:style-name="pr6" draw:layer="layout" svg:width="22.5cm" svg:height="3.067cm" svg:x="1.4cm" svg:y="0.8cm" presentation:class="title">
          <draw:text-box>
            <text:p>CSS</text:p>
          </draw:text-box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Test cases" draw:style-name="dp1" draw:master-page-name="Vintage" presentation:presentation-page-layout-name="AL2T1">
        <office:forms form:automatic-focus="false" form:apply-design-mode="false"/>
        <draw:frame presentation:style-name="pr6" draw:layer="layout" svg:width="22.5cm" svg:height="3.067cm" svg:x="1.4cm" svg:y="0.8cm" presentation:class="title">
          <draw:text-box>
            <text:p>Tests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search for a single stock shoe</text:p>
              </text:list-item>
              <text:list-item>
                <text:p>search for all shoe with (NAME)</text:p>
              </text:list-item>
              <text:list-item>
                <text:p>Adding to a stock</text:p>
              </text:list-item>
              <text:list-item>
                <text:p>Add all total stock shoes with (NAME)</text:p>
              </text:list-item>
              <text:list-item>
                <text:p>ordering from the stock</text:p>
              </text:list-item>
              <text:list-item>
                <text:p>canceling order made</text:p>
              </text:list-item>
              <text:list-item>
                <text:p>Checking out baske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Adding to a stock" draw:style-name="dp1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 presentation:user-transformed="true">
          <draw:text-box>
            <text:list text:style-name="L1">
              <text:list-header>
                <text:p><text:span text:style-name="T2">Adding to a stock</text:span></text:p>
              </text:list-header>
            </text:list>
          </draw:text-box>
        </draw:frame>
        <draw:frame presentation:style-name="pr4" draw:text-style-name="P5" draw:layer="layout" svg:width="12.297cm" svg:height="12.179cm" svg:x="1.4cm" svg:y="6.221cm" presentation:class="outline" presentation:user-transformed="true">
          <draw:text-box>
            <text:list text:style-name="L2">
              <text:list-header>
                <text:p text:style-name="P4"><text:span text:style-name="T3">Variables</text:span></text:p>
              </text:list-header>
              <text:list-item>
                <text:p><text:span text:style-name="T4">addStock</text:span><text:span text:style-name="T5"> Factory function instance</text:span></text:p>
              </text:list-item>
              <text:list-item>
                <text:p><text:span text:style-name="T6">stock</text:span><text:span text:style-name="T7"> with list of objects</text:span></text:p>
                <text:p><text:span text:style-name="T6"/></text:p>
              </text:list-item>
            </text:list>
          </draw:text-box>
        </draw:frame>
        <draw:frame presentation:style-name="pr4" draw:text-style-name="P4" draw:layer="layout" svg:width="12.297cm" svg:height="12.179cm" svg:x="14.303cm" svg:y="6.4cm" presentation:class="outline" presentation:user-transformed="true">
          <draw:text-box>
            <text:list text:style-name="L2">
              <text:list-header>
                <text:p text:style-name="P4">Functions</text:p>
              </text:list-header>
              <text:list-item>
                <text:p text:style-name="P6"><text:span text:style-name="T7">inStock(stock) – assigns stock</text:span></text:p>
              </text:list-item>
              <text:list-item>
                <text:p text:style-name="P6"><text:span text:style-name="T7">addingStock(4para) – four shoe attributes</text:span></text:p>
              </text:list-item>
              <text:list-item>
                <text:p text:style-name="P6"><text:span text:style-name="T7">StockShoes() testting – returns current stock</text:span></text:p>
              </text:list-item>
            </text:list>
          </draw:text-box>
        </draw:frame>
        <draw:frame draw:style-name="gr2" draw:text-style-name="P7" draw:layer="layout" svg:width="18.2cm" svg:height="1.352cm" svg:x="5.2cm" svg:y="4.4cm">
          <draw:text-box>
            <text:list text:style-name="L3">
              <text:list-header>
                <text:p text:style-name="P4"><text:span text:style-name="T3">Variables and function used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Test 1" draw:style-name="dp1" draw:master-page-name="Vintage" presentation:presentation-page-layout-name="AL3T3">
        <office:forms form:automatic-focus="false" form:apply-design-mode="false"/>
        <draw:frame presentation:style-name="pr7" draw:layer="layout" svg:width="22.5cm" svg:height="3.125cm" svg:x="1.4cm" svg:y="0.771cm" presentation:class="title" presentation:user-transformed="true">
          <draw:text-box>
            <text:list text:style-name="L1">
              <text:list-header>
                <text:p><text:span text:style-name="T2">Adding to a stock</text:span><text:span text:style-name="T2"><text:line-break/></text:span><text:span text:style-name="T2">Test 1</text:span></text:p>
              </text:list-header>
            </text:list>
          </draw:text-box>
        </draw:frame>
        <draw:frame presentation:style-name="pr4" draw:text-style-name="P4" draw:layer="layout" svg:width="12.297cm" svg:height="12.179cm" svg:x="1.4cm" svg:y="5.066cm" presentation:class="outline">
          <draw:text-box>
            <text:list text:style-name="L2">
              <text:list-header>
                <text:p text:style-name="P4">Test</text:p>
                <text:p text:style-name="P6"><text:span text:style-name="T7">stock1 = [ ] // empty</text:span></text:p>
                <text:p text:style-name="P6"><text:span text:style-name="T7">inStock(stock1)</text:span></text:p>
                <text:p text:style-name="P6"><text:span text:style-name="T7">addingStock(‘puma’,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6"><text:span text:style-name="T7">’</text:span><text:span text:style-name="T7">silver’,</text:span></text:p>
                                <text:p text:style-name="P6"><text:span text:style-name="T7">4, </text:span></text:p>
                                <text:p text:style-name="P6"><text:span text:style-name="T7">2</text:span></text:p>
                              </text:list-header>
                              <text:list-item>
                                <text:p text:style-name="P6"><text:span text:style-name="T7">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6"><text:span text:style-name="T7">addingStock(‘jet’,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6"><text:span text:style-name="T7">‘</text:span><text:span text:style-name="T7">blue’</text:span></text:p>
                                <text:p text:style-name="P6"><text:span text:style-name="T7">);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6"><text:span text:style-name="T7">assert - stockShoes()</text:span></text:p>
              </text:list-header>
            </text:list>
          </draw:text-box>
        </draw:frame>
        <draw:frame presentation:style-name="pr4" draw:layer="layout" svg:width="12.297cm" svg:height="14.534cm" svg:x="14.313cm" svg:y="5.066cm" presentation:class="outline" presentation:user-transformed="true">
          <draw:text-box>
            <text:list text:style-name="L2">
              <text:list-header>
                <text:p text:style-name="P4">Expected</text:p>
                <text:p text:style-name="P6">[</text:p>
                <text:p text:style-name="P6"><text:s text:c="13"/>{brand : 'puma',</text:p>
                <text:p text:style-name="P6"><text:s text:c="13"/>colour : 'silver',</text:p>
                <text:p text:style-name="P6"><text:s text:c="13"/>size : 4,</text:p>
                <text:p text:style-name="P6"><text:s text:c="13"/>in_stock : 2</text:p>
                <text:p text:style-name="P6"><text:s text:c="12"/>},</text:p>
                <text:p text:style-name="P6"><text:s text:c="12"/>{brand : 'jet',</text:p>
                <text:p text:style-name="P6"><text:s text:c="13"/>colour: 'blue',</text:p>
                <text:p text:style-name="P6"><text:s text:c="13"/>size : 4,</text:p>
                <text:p text:style-name="P6"><text:s text:c="13"/>in_stock : 1</text:p>
                <text:p text:style-name="P6"><text:s text:c="12"/>}</text:p>
                <text:p text:style-name="P6">]);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Test 2" draw:style-name="dp3" draw:master-page-name="Vintage" presentation:presentation-page-layout-name="AL4T32">
        <office:forms form:automatic-focus="false" form:apply-design-mode="false"/>
        <draw:frame presentation:style-name="pr8" draw:layer="layout" svg:width="22.5cm" svg:height="3.125cm" svg:x="1.4cm" svg:y="0.771cm" presentation:class="title">
          <draw:text-box>
            <text:list text:style-name="L1">
              <text:list-header>
                <text:p><text:span text:style-name="T2">Adding to a stock</text:span><text:span text:style-name="T2"><text:line-break/></text:span><text:span text:style-name="T2">Test 2</text:span></text:p>
              </text:list-header>
            </text:list>
          </draw:text-box>
        </draw:frame>
        <draw:frame presentation:style-name="pr9" draw:text-style-name="P2" draw:layer="layout" svg:width="22.5cm" svg:height="14.22cm" svg:x="1.4cm" svg:y="0.8cm" presentation:class="subtitle">
          <draw:text-box>
            <text:p/>
            <text:p/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search for a single stock shoe." draw:style-name="dp1" draw:master-page-name="Vintage" presentation:presentation-page-layout-name="AL3T3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list text:style-name="L1">
              <text:list-header>
                <text:p><text:span text:style-name="T2">search for a single stock shoe</text:span></text:p>
              </text:list-header>
            </text:list>
          </draw:text-box>
        </draw:frame>
        <draw:frame presentation:style-name="pr4" draw:text-style-name="P5" draw:layer="layout" svg:width="12.297cm" svg:height="12.179cm" svg:x="1.4cm" svg:y="6.221cm" presentation:class="outline" presentation:user-transformed="true">
          <draw:text-box>
            <text:list text:style-name="L2">
              <text:list-header>
                <text:p text:style-name="P4"><text:span text:style-name="T3">Variables</text:span></text:p>
              </text:list-header>
              <text:list-item>
                <text:p><text:span text:style-name="T4">search</text:span><text:span text:style-name="T5"> Factory function instance</text:span></text:p>
              </text:list-item>
              <text:list-item>
                <text:p><text:span text:style-name="T6">stock</text:span><text:span text:style-name="T7"> with list of objects</text:span></text:p>
                <text:p><text:span text:style-name="T6"/></text:p>
              </text:list-item>
            </text:list>
          </draw:text-box>
        </draw:frame>
        <draw:frame presentation:style-name="pr4" draw:text-style-name="P4" draw:layer="layout" svg:width="12.297cm" svg:height="12.179cm" svg:x="14.303cm" svg:y="6.4cm" presentation:class="outline" presentation:user-transformed="true">
          <draw:text-box>
            <text:list text:style-name="L2">
              <text:list-header>
                <text:p text:style-name="P4">Functions</text:p>
              </text:list-header>
              <text:list-item>
                <text:p text:style-name="P6"><text:span text:style-name="T7">inStock(stock) – assigns stock</text:span></text:p>
              </text:list-item>
              <text:list-item>
                <text:p text:style-name="P6"><text:span text:style-name="T7">SearchShoe() - returns the found object</text:span></text:p>
              </text:list-item>
            </text:list>
          </draw:text-box>
        </draw:frame>
        <draw:frame draw:style-name="gr2" draw:text-style-name="P7" draw:layer="layout" svg:width="18.2cm" svg:height="1.352cm" svg:x="5.2cm" svg:y="4.4cm">
          <draw:text-box>
            <text:list text:style-name="L3">
              <text:list-header>
                <text:p text:style-name="P4"><text:span text:style-name="T3">Variables and function used</text:span></text:p>
              </text:list-header>
            </text:list>
          </draw:text-box>
        </draw:frame>
        <draw:frame presentation:style-name="pr3" draw:layer="layout" svg:width="22.5cm" svg:height="3.067cm" svg:x="1.4cm" svg:y="0.801cm" presentation:class="title" presentation:user-transformed="true">
          <draw:text-box>
            <text:list text:style-name="L1">
              <text:list-header>
                <text:p><text:span text:style-name="T2">search for a single stock shoe</text:span></text:p>
              </text:list-header>
            </text:list>
          </draw:text-box>
        </draw:frame>
        <draw:frame presentation:style-name="pr4" draw:text-style-name="P5" draw:layer="layout" svg:width="12.297cm" svg:height="12.179cm" svg:x="1.4cm" svg:y="6.222cm" presentation:class="outline" presentation:user-transformed="true">
          <draw:text-box>
            <text:list text:style-name="L2">
              <text:list-header>
                <text:p text:style-name="P4"><text:span text:style-name="T3">Variables</text:span></text:p>
              </text:list-header>
              <text:list-item>
                <text:p><text:span text:style-name="T4">search</text:span><text:span text:style-name="T5"> Factory function instance</text:span></text:p>
              </text:list-item>
              <text:list-item>
                <text:p><text:span text:style-name="T6">stock</text:span><text:span text:style-name="T7"> with list of objects</text:span></text:p>
                <text:p><text:span text:style-name="T6"/></text:p>
              </text:list-item>
            </text:list>
          </draw:text-box>
        </draw:frame>
        <draw:frame presentation:style-name="pr4" draw:text-style-name="P4" draw:layer="layout" svg:width="12.297cm" svg:height="12.179cm" svg:x="14.303cm" svg:y="6.401cm" presentation:class="outline" presentation:user-transformed="true">
          <draw:text-box>
            <text:list text:style-name="L2">
              <text:list-header>
                <text:p text:style-name="P4">Functions</text:p>
              </text:list-header>
              <text:list-item>
                <text:p text:style-name="P6"><text:span text:style-name="T7">inStock(stock) – assigns stock</text:span></text:p>
              </text:list-item>
              <text:list-item>
                <text:p text:style-name="P6"><text:span text:style-name="T7">SearchShoe() - returns the found object</text:span></text:p>
              </text:list-item>
            </text:list>
          </draw:text-box>
        </draw:frame>
        <draw:frame draw:style-name="gr2" draw:text-style-name="P7" draw:layer="layout" svg:width="18.2cm" svg:height="1.352cm" svg:x="5.2cm" svg:y="4.401cm">
          <draw:text-box>
            <text:list text:style-name="L3">
              <text:list-header>
                <text:p text:style-name="P4"><text:span text:style-name="T3">Variables and function used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stock" draw:style-name="dp1" draw:master-page-name="Vintage" presentation:presentation-page-layout-name="AL5T18">
        <office:forms form:automatic-focus="false" form:apply-design-mode="false"/>
        <draw:frame presentation:style-name="pr6" draw:layer="layout" svg:width="22.5cm" svg:height="3.067cm" svg:x="1.4cm" svg:y="0.8cm" presentation:class="title" presentation:user-transformed="true">
          <draw:text-box>
            <text:p>Var stock =[ </text:p>
          </draw:text-box>
        </draw:frame>
        <draw:frame presentation:style-name="pr10" draw:layer="layout" svg:width="12.297cm" svg:height="5.809cm" svg:x="1.4cm" svg:y="5.066cm" presentation:class="outline" presentation:user-transformed="true">
          <draw:text-box>
            <text:list text:style-name="L2">
              <text:list-header>
                <text:p>{</text:p>
                <text:p><text:s text:c="12"/>brand : 'vovo',</text:p>
                <text:p><text:s text:c="12"/>color : 'white',</text:p>
                <text:p><text:s text:c="12"/>size : 4,</text:p>
                <text:p><text:s text:c="12"/>in_stock : 8</text:p>
                <text:p>},</text:p>
              </text:list-header>
            </text:list>
          </draw:text-box>
        </draw:frame>
        <draw:frame presentation:style-name="pr10" draw:layer="layout" svg:width="12.297cm" svg:height="5.809cm" svg:x="14.313cm" svg:y="5.066cm" presentation:class="outline">
          <draw:text-box>
            <text:list text:style-name="L2">
              <text:list-header>
                <text:p>{</text:p>
                <text:p><text:s text:c="12"/>brand : 'amateki',</text:p>
                <text:p><text:s text:c="12"/>color : 'black',</text:p>
                <text:p><text:s text:c="12"/>size : 6,</text:p>
                <text:p><text:s text:c="12"/>in_stock : 15</text:p>
                <text:p>},</text:p>
              </text:list-header>
            </text:list>
          </draw:text-box>
        </draw:frame>
        <draw:frame presentation:style-name="pr10" draw:layer="layout" svg:width="12.297cm" svg:height="5.809cm" svg:x="14.313cm" svg:y="11.428cm" presentation:class="outline" presentation:user-transformed="true">
          <draw:text-box>
            <text:list text:style-name="L2">
              <text:list-header>
                <text:p>{</text:p>
                <text:p><text:s text:c="12"/>brand : 'amateki',</text:p>
                <text:p><text:s text:c="12"/>color : 'white',</text:p>
                <text:p><text:s text:c="12"/>size : 5,</text:p>
                <text:p><text:s text:c="12"/>in_stock : 9</text:p>
                <text:p><text:s/>}</text:p>
              </text:list-header>
            </text:list>
          </draw:text-box>
        </draw:frame>
        <draw:frame presentation:style-name="pr10" draw:layer="layout" svg:width="12.297cm" svg:height="5.809cm" svg:x="1.4cm" svg:y="11.428cm" presentation:class="outline" presentation:user-transformed="true">
          <draw:text-box>
            <text:list text:style-name="L2">
              <text:list-header>
                <text:p>{</text:p>
                <text:p><text:s text:c="12"/>brand : 'china teki',</text:p>
                <text:p><text:s text:c="12"/>color : 'pink',</text:p>
                <text:p><text:s text:c="12"/>size <text:s/>: 4,</text:p>
                <text:p><text:s text:c="12"/>in_stock : 5</text:p>
                <text:p>},</text:p>
              </text:list-header>
            </text:list>
          </draw:text-box>
        </draw:frame>
        <draw:frame presentation:style-name="pr6" draw:layer="layout" svg:width="22.5cm" svg:height="3.067cm" svg:x="3.1cm" svg:y="17.533cm" presentation:class="title" presentation:user-transformed="true">
          <draw:text-box>
            <text:p>] 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Test 3" draw:style-name="dp1" draw:master-page-name="Vintage" presentation:presentation-page-layout-name="AL3T3">
        <office:forms form:automatic-focus="false" form:apply-design-mode="false"/>
        <draw:frame presentation:style-name="pr8" draw:text-style-name="P8" draw:layer="layout" svg:width="22.5cm" svg:height="3.125cm" svg:x="1.4cm" svg:y="0.771cm" presentation:class="title" presentation:user-transformed="true">
          <draw:text-box>
            <text:list text:style-name="L1">
              <text:list-header>
                <text:p><text:span text:style-name="T2">search for a single stock shoe</text:span><text:span text:style-name="T2"><text:line-break/></text:span><text:span text:style-name="T8">Test 1</text:span></text:p>
              </text:list-header>
            </text:list>
          </draw:text-box>
        </draw:frame>
        <draw:frame presentation:style-name="pr10" draw:layer="layout" svg:width="13.2cm" svg:height="12.179cm" svg:x="1.4cm" svg:y="5.066cm" presentation:class="outline" presentation:user-transformed="true">
          <draw:text-box>
            <text:list text:style-name="L2">
              <text:list-header>
                <text:p text:style-name="P9"><text:span text:style-name="T9">Test</text:span> </text:p>
                <text:p text:style-name="P10"><text:span text:style-name="T7">brand : amateki </text:span></text:p>
                <text:p text:style-name="P10"><text:span text:style-name="T7">color: black </text:span></text:p>
                <text:p text:style-name="P10"><text:span text:style-name="T7">Size :6</text:span></text:p>
                <text:p text:style-name="P10"><text:span text:style-name="T7"/></text:p>
                <text:p text:style-name="P11"><text:span text:style-name="T10">searchShoe('amateki', 'black', 6)</text:span></text:p>
              </text:list-header>
            </text:list>
          </draw:text-box>
        </draw:frame>
        <draw:frame presentation:style-name="pr4" draw:layer="layout" svg:width="11.41cm" svg:height="12.179cm" svg:x="15.2cm" svg:y="5.066cm" presentation:class="outline" presentation:user-transformed="true">
          <draw:text-box>
            <text:list text:style-name="L2">
              <text:list-header>
                <text:p text:style-name="P4"><text:span text:style-name="T9">Expected</text:span></text:p>
                <text:p><text:span text:style-name="T11">{</text:span></text:p>
                <text:p><text:span text:style-name="T11">brand : 'amateki',</text:span></text:p>
                <text:p><text:span text:style-name="T11">color : 'black',</text:span></text:p>
                <text:p><text:span text:style-name="T11">size : 6,</text:span></text:p>
                <text:p><text:span text:style-name="T11">in_stock : 15</text:span></text:p>
                <text:p><text:span text:style-name="T11">}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Test 4" draw:style-name="dp1" draw:master-page-name="Vintage" presentation:presentation-page-layout-name="AL3T3">
        <office:forms form:automatic-focus="false" form:apply-design-mode="false"/>
        <draw:frame presentation:style-name="pr7" draw:text-style-name="P12" draw:layer="layout" svg:width="22.5cm" svg:height="3.125cm" svg:x="1.4cm" svg:y="0.771cm" presentation:class="title" presentation:user-transformed="true">
          <draw:text-box>
            <text:list text:style-name="L1">
              <text:list-header>
                <text:p><text:span text:style-name="T2">search for a single stock shoe</text:span><text:span text:style-name="T2"><text:line-break/></text:span><text:span text:style-name="T8">Test 2</text:span></text:p>
              </text:list-header>
            </text:list>
          </draw:text-box>
        </draw:frame>
        <draw:frame presentation:style-name="pr4" draw:text-style-name="P4" draw:layer="layout" svg:width="12.297cm" svg:height="12.179cm" svg:x="1.4cm" svg:y="5.066cm" presentation:class="outline" presentation:user-transformed="true">
          <draw:text-box>
            <text:list text:style-name="L2">
              <text:list-header>
                <text:p text:style-name="P9"><text:span text:style-name="T9">Test</text:span> </text:p>
                <text:p text:style-name="P10"><text:span text:style-name="T7">brand : adidas </text:span></text:p>
                <text:p text:style-name="P10"><text:span text:style-name="T7">color: red </text:span></text:p>
                <text:p text:style-name="P10"><text:span text:style-name="T7">Size :8</text:span></text:p>
                <text:p text:style-name="P10"><text:span text:style-name="T7"/></text:p>
                <text:p text:style-name="P11"><text:span text:style-name="T10">searchShoe('adidas', 'red', 8)</text:span></text:p>
              </text:list-header>
            </text:list>
          </draw:text-box>
        </draw:frame>
        <draw:frame presentation:style-name="pr4" draw:text-style-name="P4" draw:layer="layout" svg:width="12.297cm" svg:height="12.179cm" svg:x="14.313cm" svg:y="5.066cm" presentation:class="outline">
          <draw:text-box>
            <text:list text:style-name="L2">
              <text:list-header>
                <text:p text:style-name="P4"><text:span text:style-name="T9">Expected</text:span></text:p>
                <text:p><text:span text:style-name="T11">{}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Test 5" draw:style-name="dp1" draw:master-page-name="Vintage" presentation:presentation-page-layout-name="AL3T3">
        <office:forms form:automatic-focus="false" form:apply-design-mode="false"/>
        <draw:frame presentation:style-name="pr7" draw:text-style-name="P12" draw:layer="layout" svg:width="22.5cm" svg:height="3.125cm" svg:x="1.4cm" svg:y="0.771cm" presentation:class="title" presentation:user-transformed="true">
          <draw:text-box>
            <text:list text:style-name="L1">
              <text:list-header>
                <text:p><text:span text:style-name="T2">search for a single stock shoe</text:span><text:span text:style-name="T2"><text:line-break/></text:span><text:span text:style-name="T8">Test 3</text:span></text:p>
              </text:list-header>
            </text:list>
          </draw:text-box>
        </draw:frame>
        <draw:frame presentation:style-name="pr4" draw:text-style-name="P4" draw:layer="layout" svg:width="12.297cm" svg:height="12.179cm" svg:x="1.4cm" svg:y="5.066cm" presentation:class="outline" presentation:user-transformed="true">
          <draw:text-box>
            <text:list text:style-name="L2">
              <text:list-header>
                <text:p text:style-name="P9"><text:span text:style-name="T9">Test</text:span> </text:p>
                <text:p text:style-name="P10"><text:span text:style-name="T7">brand : china teki</text:span></text:p>
                <text:p text:style-name="P10"><text:span text:style-name="T7">color: pink </text:span></text:p>
                <text:p text:style-name="P10"><text:span text:style-name="T7">Size :4</text:span></text:p>
                <text:p text:style-name="P10"><text:span text:style-name="T7"/></text:p>
                <text:p text:style-name="P11"><text:span text:style-name="T10">searchShoe('china teki', 'pink', 4)</text:span></text:p>
              </text:list-header>
            </text:list>
          </draw:text-box>
        </draw:frame>
        <draw:frame presentation:style-name="pr4" draw:text-style-name="P4" draw:layer="layout" svg:width="12.297cm" svg:height="12.179cm" svg:x="14.313cm" svg:y="5.066cm" presentation:class="outline">
          <draw:text-box>
            <text:list text:style-name="L2">
              <text:list-header>
                <text:p text:style-name="P4"><text:span text:style-name="T9">Expected</text:span></text:p>
                <text:p><text:span text:style-name="T11">{</text:span></text:p>
                <text:p><text:span text:style-name="T11">brand : 'china teki',</text:span></text:p>
                <text:p><text:span text:style-name="T11">color : 'pink',</text:span></text:p>
                <text:p><text:span text:style-name="T11">size <text:s/>: 4,</text:span></text:p>
                <text:p><text:span text:style-name="T11">in_stock : 5</text:span></text:p>
                <text:p><text:span text:style-name="T11">}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search for all shoe with (NAME)" draw:style-name="dp1" draw:master-page-name="Vintage" presentation:presentation-page-layout-name="AL3T3">
        <office:forms form:automatic-focus="false" form:apply-design-mode="false"/>
        <draw:frame presentation:style-name="pr3" draw:text-style-name="P13" draw:layer="layout" svg:width="22.5cm" svg:height="3.067cm" svg:x="1.4cm" svg:y="0.8cm" presentation:class="title" presentation:user-transformed="true">
          <draw:text-box>
            <text:list text:style-name="L1">
              <text:list-header>
                <text:p><text:span text:style-name="T12">search for all shoe with (NAME)</text:span></text:p>
              </text:list-header>
            </text:list>
          </draw:text-box>
        </draw:frame>
        <draw:frame draw:style-name="gr2" draw:text-style-name="P7" draw:layer="layout" svg:width="18.2cm" svg:height="1.352cm" svg:x="5.2cm" svg:y="4.4cm">
          <draw:text-box>
            <text:list text:style-name="L3">
              <text:list-header>
                <text:p text:style-name="P4"><text:span text:style-name="T3">Variables and function used</text:span></text:p>
              </text:list-header>
            </text:list>
          </draw:text-box>
        </draw:frame>
        <draw:frame presentation:style-name="pr4" draw:text-style-name="P5" draw:layer="layout" svg:width="12.297cm" svg:height="12.179cm" svg:x="1.4cm" svg:y="6.221cm" presentation:class="outline" presentation:user-transformed="true">
          <draw:text-box>
            <text:list text:style-name="L2">
              <text:list-header>
                <text:p text:style-name="P4"><text:span text:style-name="T3">Variables</text:span></text:p>
              </text:list-header>
              <text:list-item>
                <text:p><text:span text:style-name="T4">search2</text:span><text:span text:style-name="T5"> Factory function instance</text:span></text:p>
              </text:list-item>
              <text:list-item>
                <text:p><text:span text:style-name="T6">stock3</text:span><text:span text:style-name="T7"> with list of objects</text:span></text:p>
                <text:p><text:span text:style-name="T6"/></text:p>
              </text:list-item>
            </text:list>
          </draw:text-box>
        </draw:frame>
        <draw:frame presentation:style-name="pr4" draw:text-style-name="P4" draw:layer="layout" svg:width="12.297cm" svg:height="12.179cm" svg:x="14.303cm" svg:y="6.4cm" presentation:class="outline" presentation:user-transformed="true">
          <draw:text-box>
            <text:list text:style-name="L2">
              <text:list-header>
                <text:p text:style-name="P4"><text:span text:style-name="T3">Functions</text:span></text:p>
              </text:list-header>
              <text:list-item>
                <text:p text:style-name="P6"><text:span text:style-name="T7">inStock(stock) – assigns stock</text:span></text:p>
              </text:list-item>
              <text:list-item>
                <text:p text:style-name="P6"><text:span text:style-name="T7">searchAll() - returns all brand searched in a </text:span><text:span text:style-name="T7">list of object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stock3" draw:style-name="dp1" draw:master-page-name="Vintage" presentation:presentation-page-layout-name="AL6T33">
        <office:forms form:automatic-focus="false" form:apply-design-mode="false"/>
        <draw:frame presentation:style-name="pr3" draw:layer="layout" svg:width="22.5cm" svg:height="3.067cm" svg:x="1.4cm" svg:y="0.8cm" presentation:class="title" presentation:user-transformed="true">
          <draw:text-box>
            <text:p>Var stock3 =[ </text:p>
          </draw:text-box>
        </draw:frame>
        <draw:frame presentation:style-name="pr10" draw:layer="layout" svg:width="8.114cm" svg:height="5.809cm" svg:x="1.4cm" svg:y="5.066cm" presentation:class="outline" presentation:user-transformed="true">
          <draw:text-box>
            <text:list text:style-name="L2">
              <text:list-header>
                <text:p>{</text:p>
                <text:p><text:s text:c="12"/>brand : 'amateki',</text:p>
                <text:p><text:s text:c="12"/>color : 'red',</text:p>
                <text:p><text:s text:c="12"/>size : 6,</text:p>
                <text:p><text:s text:c="12"/>in_stock : 5</text:p>
                <text:p>},</text:p>
              </text:list-header>
            </text:list>
          </draw:text-box>
        </draw:frame>
        <draw:frame presentation:style-name="pr10" draw:layer="layout" svg:width="8.114cm" svg:height="5.809cm" svg:x="9.921cm" svg:y="5.066cm" presentation:class="outline">
          <draw:text-box>
            <text:list text:style-name="L2">
              <text:list-header>
                <text:p>{</text:p>
                <text:p><text:s text:c="12"/>brand : 'vovo',</text:p>
                <text:p><text:s text:c="12"/>color : 'orange',</text:p>
                <text:p><text:s text:c="12"/>size : 5,</text:p>
                <text:p><text:s text:c="12"/>in_stock : 9</text:p>
                <text:p>},</text:p>
              </text:list-header>
            </text:list>
          </draw:text-box>
        </draw:frame>
        <draw:frame presentation:style-name="pr10" draw:layer="layout" svg:width="8.114cm" svg:height="5.809cm" svg:x="18.442cm" svg:y="5.066cm" presentation:class="outline">
          <draw:text-box>
            <text:list text:style-name="L2">
              <text:list-header>
                <text:p>{</text:p>
                <text:p><text:s text:c="12"/>brand : 'amateki',</text:p>
                <text:p><text:s text:c="12"/>color : 'white',</text:p>
                <text:p><text:s text:c="12"/>size : 4,</text:p>
                <text:p><text:s text:c="12"/>in_stock : 13</text:p>
                <text:p><text:s/>},</text:p>
              </text:list-header>
            </text:list>
          </draw:text-box>
        </draw:frame>
        <draw:frame presentation:style-name="pr10" draw:layer="layout" svg:width="8.114cm" svg:height="5.809cm" svg:x="18.442cm" svg:y="11.428cm" presentation:class="outline">
          <draw:text-box>
            <text:list text:style-name="L2">
              <text:list-header>
                <text:p>{</text:p>
                <text:p><text:s text:c="12"/>brand : 'amateki',</text:p>
                <text:p><text:s text:c="12"/>color : 'black',</text:p>
                <text:p><text:s text:c="12"/>size <text:s/>: 4,</text:p>
                <text:p><text:s text:c="12"/>in_stock : 7</text:p>
                <text:p>}</text:p>
              </text:list-header>
            </text:list>
          </draw:text-box>
        </draw:frame>
        <draw:frame presentation:style-name="pr6" draw:layer="layout" svg:width="22.5cm" svg:height="3.067cm" svg:x="3.1cm" svg:y="17.533cm" presentation:class="title" presentation:user-transformed="true">
          <draw:text-box>
            <text:p>] </text:p>
          </draw:text-box>
        </draw:frame>
        <draw:frame presentation:style-name="pr10" draw:layer="layout" svg:width="8.114cm" svg:height="5.809cm" svg:x="9.921cm" svg:y="11.428cm" presentation:class="outline">
          <draw:text-box>
            <text:list text:style-name="L2">
              <text:list-header>
                <text:p>{</text:p>
                <text:p><text:s text:c="12"/>brand : 'china teki',</text:p>
                <text:p><text:s text:c="12"/>color : 'yellow',</text:p>
                <text:p><text:s text:c="12"/>size : 5,</text:p>
                <text:p><text:s text:c="12"/>in_stock : 8</text:p>
                <text:p>},</text:p>
              </text:list-header>
            </text:list>
          </draw:text-box>
        </draw:frame>
        <draw:frame presentation:style-name="pr10" draw:layer="layout" svg:width="8.114cm" svg:height="5.809cm" svg:x="1.4cm" svg:y="11.428cm" presentation:class="outline">
          <draw:text-box>
            <text:list text:style-name="L2">
              <text:list-header>
                <text:p>{</text:p>
                <text:p><text:s text:c="12"/>brand : 'china teki',</text:p>
                <text:p><text:s text:c="12"/>color : 'purple',</text:p>
                <text:p><text:s text:c="12"/>size : 7,</text:p>
                <text:p><text:s text:c="12"/>in_stock : 4</text:p>
                <text:p>},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Test 6" draw:style-name="dp1" draw:master-page-name="Vintage" presentation:presentation-page-layout-name="AL7T12">
        <office:forms form:automatic-focus="false" form:apply-design-mode="false"/>
        <draw:frame presentation:style-name="pr6" draw:text-style-name="P14" draw:layer="layout" svg:width="22.5cm" svg:height="3.067cm" svg:x="1.4cm" svg:y="0.8cm" presentation:class="title" presentation:user-transformed="true">
          <draw:text-box>
            <text:p><text:span text:style-name="T13">Search for all (amateki) shoe</text:span></text:p>
          </draw:text-box>
        </draw:frame>
        <draw:frame presentation:style-name="pr4" draw:text-style-name="P4" draw:layer="layout" svg:width="11.4cm" svg:height="3.534cm" svg:x="8.6cm" svg:y="4.266cm" presentation:class="outline" presentation:user-transformed="true">
          <draw:text-box>
            <text:list text:style-name="L2">
              <text:list-header>
                <text:p text:style-name="P4"><text:span text:style-name="T14">Test</text:span></text:p>
                <text:p text:style-name="P6"><text:span text:style-name="T15">search2.searchAll(‘amateki’)</text:span></text:p>
              </text:list-header>
            </text:list>
          </draw:text-box>
        </draw:frame>
        <draw:frame presentation:style-name="pr10" draw:text-style-name="P15" draw:layer="layout" svg:width="7.097cm" svg:height="6.8cm" svg:x="0.903cm" svg:y="10.6cm" presentation:class="outline" presentation:user-transformed="true">
          <draw:text-box>
            <text:list text:style-name="L2">
              <text:list-header>
                <text:p><text:span text:style-name="T16">[{</text:span></text:p>
                <text:p><text:span text:style-name="T16">brand : ‘amateki,</text:span></text:p>
                <text:p><text:span text:style-name="T16">Colour : ‘red’,</text:span></text:p>
                <text:p><text:span text:style-name="T16">Size : 6,</text:span></text:p>
                <text:p><text:span text:style-name="T16">in_stock : 5</text:span></text:p>
                <text:p><text:span text:style-name="T16">}</text:span></text:p>
              </text:list-header>
            </text:list>
          </draw:text-box>
        </draw:frame>
        <draw:frame presentation:style-name="pr10" draw:text-style-name="P16" draw:layer="layout" svg:width="12.297cm" svg:height="1.6cm" svg:x="1.903cm" svg:y="8.6cm" presentation:class="outline" presentation:user-transformed="true">
          <draw:text-box>
            <text:list text:style-name="L2">
              <text:list-header>
                <text:p text:style-name="P4"><text:span text:style-name="T14">Expected</text:span></text:p>
              </text:list-header>
            </text:list>
          </draw:text-box>
        </draw:frame>
        <draw:frame presentation:style-name="pr10" draw:text-style-name="P15" draw:layer="layout" svg:width="7.2cm" svg:height="6.8cm" svg:x="19.6cm" svg:y="11.2cm" presentation:class="outline" presentation:user-transformed="true">
          <draw:text-box>
            <text:list text:style-name="L2">
              <text:list-header>
                <text:p><text:span text:style-name="T16">{</text:span></text:p>
                <text:p><text:span text:style-name="T16">brand : ‘amateki,</text:span></text:p>
                <text:p><text:span text:style-name="T16">Colour : ‘black’,</text:span></text:p>
                <text:p><text:span text:style-name="T16">Size : 4,</text:span></text:p>
                <text:p><text:span text:style-name="T16">in_stock : 7</text:span></text:p>
                <text:p><text:span text:style-name="T16">}]</text:span></text:p>
              </text:list-header>
            </text:list>
          </draw:text-box>
        </draw:frame>
        <draw:frame presentation:style-name="pr10" draw:text-style-name="P15" draw:layer="layout" svg:width="6.8cm" svg:height="6.8cm" svg:x="10.4cm" svg:y="11cm" presentation:class="outline" presentation:user-transformed="true">
          <draw:text-box>
            <text:list text:style-name="L2">
              <text:list-header>
                <text:p><text:span text:style-name="T16">{</text:span></text:p>
                <text:p><text:span text:style-name="T16">brand : ‘amateki,</text:span></text:p>
                <text:p><text:span text:style-name="T16">Colour : ‘white’,</text:span></text:p>
                <text:p><text:span text:style-name="T16">Size : 4,</text:span></text:p>
                <text:p><text:span text:style-name="T16">in_stock : 13</text:span></text:p>
                <text:p><text:span text:style-name="T16">}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Test 7" draw:style-name="dp1" draw:master-page-name="Vintage" presentation:presentation-page-layout-name="AL7T12">
        <office:forms form:automatic-focus="false" form:apply-design-mode="false"/>
        <draw:frame presentation:style-name="pr6" draw:text-style-name="P14" draw:layer="layout" svg:width="22.5cm" svg:height="3.067cm" svg:x="1.4cm" svg:y="0.8cm" presentation:class="title" presentation:user-transformed="true">
          <draw:text-box>
            <text:p><text:span text:style-name="T13">Search for all (amateki) shoe</text:span></text:p>
          </draw:text-box>
        </draw:frame>
        <draw:frame presentation:style-name="pr4" draw:text-style-name="P4" draw:layer="layout" svg:width="11.4cm" svg:height="3.534cm" svg:x="8.6cm" svg:y="4.266cm" presentation:class="outline" presentation:user-transformed="true">
          <draw:text-box>
            <text:list text:style-name="L2">
              <text:list-header>
                <text:p text:style-name="P4"><text:span text:style-name="T14">Test</text:span></text:p>
                <text:p text:style-name="P6"><text:span text:style-name="T15">search2.searchAll(‘puma’)</text:span></text:p>
              </text:list-header>
            </text:list>
          </draw:text-box>
        </draw:frame>
        <draw:frame presentation:style-name="pr10" draw:text-style-name="P16" draw:layer="layout" svg:width="24.897cm" svg:height="3.2cm" svg:x="1.903cm" svg:y="8.6cm" presentation:class="outline" presentation:user-transformed="true">
          <draw:text-box>
            <text:list text:style-name="L2">
              <text:list-header>
                <text:p text:style-name="P4"><text:span text:style-name="T14">Expected</text:span></text:p>
                <text:p text:style-name="P4"><text:span text:style-name="T17">[ <text:s/>]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Test 8" draw:style-name="dp3" draw:master-page-name="Vintage" presentation:presentation-page-layout-name="AL7T12">
        <office:forms form:automatic-focus="false" form:apply-design-mode="false"/>
        <draw:frame presentation:style-name="pr6" draw:text-style-name="P14" draw:layer="layout" svg:width="22.5cm" svg:height="3.067cm" svg:x="1.4cm" svg:y="0.8cm" presentation:class="title" presentation:user-transformed="true">
          <draw:text-box>
            <text:p><text:span text:style-name="T13">Search for all (amateki) shoe</text:span></text:p>
          </draw:text-box>
        </draw:frame>
        <draw:frame presentation:style-name="pr4" draw:text-style-name="P4" draw:layer="layout" svg:width="11.4cm" svg:height="3.534cm" svg:x="8.6cm" svg:y="4.266cm" presentation:class="outline" presentation:user-transformed="true">
          <draw:text-box>
            <text:list text:style-name="L2">
              <text:list-header>
                <text:p text:style-name="P4"><text:span text:style-name="T14">Test</text:span></text:p>
                <text:p text:style-name="P6"><text:span text:style-name="T15">search2.searchAll(‘china teki’)</text:span></text:p>
              </text:list-header>
            </text:list>
          </draw:text-box>
        </draw:frame>
        <draw:frame presentation:style-name="pr10" draw:text-style-name="P15" draw:layer="layout" svg:width="10.6cm" svg:height="9.4cm" svg:x="3.4cm" svg:y="10.6cm" presentation:class="outline" presentation:user-transformed="true">
          <draw:text-box>
            <text:list text:style-name="L2">
              <text:list-header>
                <text:p><text:span text:style-name="T16">[{</text:span></text:p>
                <text:p><text:span text:style-name="T16">brand : ‘china teki,</text:span></text:p>
                <text:p><text:span text:style-name="T16">Colour : ‘purple’,</text:span></text:p>
                <text:p><text:span text:style-name="T16">Size : 7,</text:span></text:p>
                <text:p><text:span text:style-name="T16">in_stock : 4</text:span></text:p>
                <text:p><text:span text:style-name="T16">}</text:span></text:p>
              </text:list-header>
            </text:list>
          </draw:text-box>
        </draw:frame>
        <draw:frame presentation:style-name="pr10" draw:text-style-name="P16" draw:layer="layout" svg:width="12.297cm" svg:height="1.6cm" svg:x="7.503cm" svg:y="8.6cm" presentation:class="outline" presentation:user-transformed="true">
          <draw:text-box>
            <text:list text:style-name="L2">
              <text:list-header>
                <text:p text:style-name="P4"><text:span text:style-name="T14">Expected</text:span></text:p>
              </text:list-header>
            </text:list>
          </draw:text-box>
        </draw:frame>
        <draw:frame presentation:style-name="pr10" draw:text-style-name="P15" draw:layer="layout" svg:width="10.6cm" svg:height="8.6cm" svg:x="15.4cm" svg:y="11cm" presentation:class="outline" presentation:user-transformed="true">
          <draw:text-box>
            <text:list text:style-name="L2">
              <text:list-header>
                <text:p><text:span text:style-name="T16">{</text:span></text:p>
                <text:p><text:span text:style-name="T16">brand : ‘china teki,</text:span></text:p>
                <text:p><text:span text:style-name="T16">Colour : ‘yellow’,</text:span></text:p>
                <text:p><text:span text:style-name="T16">Size : 5,</text:span></text:p>
                <text:p><text:span text:style-name="T16">in_stock : 8</text:span></text:p>
                <text:p><text:span text:style-name="T16">}]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Vintage" presentation:presentation-page-layout-name="AL7T12">
        <office:forms form:automatic-focus="false" form:apply-design-mode="false"/>
        <draw:frame presentation:style-name="pr3" draw:text-style-name="P13" draw:layer="layout" svg:width="22.5cm" svg:height="3.125cm" svg:x="1.4cm" svg:y="0.772cm" presentation:class="title" presentation:user-transformed="true">
          <draw:text-box>
            <text:list text:style-name="L1">
              <text:list-header>
                <text:p><text:span text:style-name="T12">Add all total stock shoes with (NAME)</text:span></text:p>
              </text:list-header>
            </text:list>
          </draw:text-box>
        </draw:frame>
        <draw:frame draw:style-name="gr2" draw:text-style-name="P7" draw:layer="layout" svg:width="18.2cm" svg:height="1.352cm" svg:x="5.2cm" svg:y="4.401cm">
          <draw:text-box>
            <text:list text:style-name="L3">
              <text:list-header>
                <text:p text:style-name="P4"><text:span text:style-name="T3">Variables and function used</text:span></text:p>
              </text:list-header>
            </text:list>
          </draw:text-box>
        </draw:frame>
        <draw:frame presentation:style-name="pr4" draw:text-style-name="P5" draw:layer="layout" svg:width="12.297cm" svg:height="12.179cm" svg:x="1.4cm" svg:y="6.222cm" presentation:class="outline" presentation:user-transformed="true">
          <draw:text-box>
            <text:list text:style-name="L2">
              <text:list-header>
                <text:p text:style-name="P4"><text:span text:style-name="T3">Variables</text:span></text:p>
              </text:list-header>
              <text:list-item>
                <text:p><text:span text:style-name="T4">total</text:span><text:span text:style-name="T5"> Factory function instance</text:span></text:p>
              </text:list-item>
              <text:list-item>
                <text:p><text:span text:style-name="T6">stock4</text:span><text:span text:style-name="T7"> with list of objects</text:span></text:p>
                <text:p><text:span text:style-name="T6"/></text:p>
              </text:list-item>
            </text:list>
          </draw:text-box>
        </draw:frame>
        <draw:frame presentation:style-name="pr4" draw:text-style-name="P4" draw:layer="layout" svg:width="12.297cm" svg:height="12.179cm" svg:x="14.303cm" svg:y="6.401cm" presentation:class="outline" presentation:user-transformed="true">
          <draw:text-box>
            <text:list text:style-name="L2">
              <text:list-header>
                <text:p text:style-name="P4"><text:span text:style-name="T3">Functions</text:span></text:p>
              </text:list-header>
              <text:list-item>
                <text:p text:style-name="P6"><text:span text:style-name="T7">inStock(stock4) – assigns stock</text:span></text:p>
              </text:list-item>
              <text:list-item>
                <text:p text:style-name="P6"><text:span text:style-name="T7">totalStock(brand) – return the totals stock of </text:span><text:span text:style-name="T7">that brand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Vintage" presentation:presentation-page-layout-name="AL8T34">
        <office:forms form:automatic-focus="false" form:apply-design-mode="false"/>
        <draw:frame presentation:style-name="pr6" draw:layer="layout" svg:width="22.5cm" svg:height="3.067cm" svg:x="1.4cm" svg:y="0.8cm" presentation:class="title">
          <draw:text-box>
            <text:p>stock4 =[</text:p>
          </draw:text-box>
        </draw:frame>
        <draw:frame presentation:style-name="pr10" draw:layer="layout" svg:width="8.114cm" svg:height="5.809cm" svg:x="1.4cm" svg:y="5.066cm" presentation:class="outline">
          <draw:text-box>
            <text:list text:style-name="L2">
              <text:list-header>
                <text:p>{</text:p>
                <text:p><text:s text:c="12"/>brand : 'amateki',</text:p>
                <text:p><text:s text:c="12"/>colour : 'red',</text:p>
                <text:p><text:s text:c="12"/>size <text:s/>: 6,</text:p>
                <text:p><text:s text:c="12"/>in_stock : 5</text:p>
                <text:p>},</text:p>
              </text:list-header>
            </text:list>
          </draw:text-box>
        </draw:frame>
        <draw:frame presentation:style-name="pr10" draw:layer="layout" svg:width="8.114cm" svg:height="5.809cm" svg:x="9.921cm" svg:y="5.066cm" presentation:class="outline">
          <draw:text-box>
            <text:list text:style-name="L2">
              <text:list-header>
                <text:p>{</text:p>
                <text:p><text:s text:c="12"/>brand : 'vovo',</text:p>
                <text:p><text:s text:c="12"/>colour : 'orange',</text:p>
                <text:p><text:s text:c="12"/>size <text:s/>: 5,</text:p>
                <text:p><text:s text:c="12"/>in_stock : 9</text:p>
                <text:p>},</text:p>
              </text:list-header>
            </text:list>
          </draw:text-box>
        </draw:frame>
        <draw:frame presentation:style-name="pr10" draw:layer="layout" svg:width="8.114cm" svg:height="5.809cm" svg:x="18.442cm" svg:y="5.066cm" presentation:class="outline">
          <draw:text-box>
            <text:list text:style-name="L2">
              <text:list-header>
                <text:p>{</text:p>
                <text:p><text:s text:c="12"/>brand : 'amateki',</text:p>
                <text:p><text:s text:c="12"/>colour : 'white',</text:p>
                <text:p><text:s text:c="12"/>size <text:s/>: 4,</text:p>
                <text:p><text:s text:c="12"/>in_stock : 13</text:p>
                <text:p>},</text:p>
              </text:list-header>
            </text:list>
          </draw:text-box>
        </draw:frame>
        <draw:frame presentation:style-name="pr10" draw:layer="layout" svg:width="8.114cm" svg:height="5.809cm" svg:x="18.442cm" svg:y="11.428cm" presentation:class="outline">
          <draw:text-box>
            <text:list text:style-name="L2">
              <text:list-header>
                <text:p>{</text:p>
                <text:p><text:s text:c="12"/>brand : 'amateki',</text:p>
                <text:p><text:s text:c="12"/>colour : 'black',</text:p>
                <text:p><text:s text:c="12"/>size <text:s/>: 4,</text:p>
                <text:p><text:s text:c="12"/>in_stock : 7</text:p>
                <text:p>}</text:p>
              </text:list-header>
            </text:list>
          </draw:text-box>
        </draw:frame>
        <draw:frame presentation:style-name="pr10" draw:layer="layout" svg:width="8.114cm" svg:height="5.809cm" svg:x="9.921cm" svg:y="11.428cm" presentation:class="outline">
          <draw:text-box>
            <text:list text:style-name="L2">
              <text:list-header>
                <text:p>{</text:p>
                <text:p><text:s text:c="12"/>brand : 'china teki',</text:p>
                <text:p><text:s text:c="12"/>colour : 'yellow',</text:p>
                <text:p><text:s text:c="12"/>size <text:s/>: 5,</text:p>
                <text:p><text:s text:c="12"/>in_stock : 8</text:p>
                <text:p>},</text:p>
              </text:list-header>
            </text:list>
          </draw:text-box>
        </draw:frame>
        <draw:frame presentation:style-name="pr10" draw:layer="layout" svg:width="8.114cm" svg:height="5.809cm" svg:x="1.4cm" svg:y="11.428cm" presentation:class="outline">
          <draw:text-box>
            <text:list text:style-name="L2">
              <text:list-header>
                <text:p>{</text:p>
                <text:p><text:s text:c="12"/>brand : 'china teki',</text:p>
                <text:p><text:s text:c="12"/>colour : 'purple',</text:p>
                <text:p><text:s text:c="12"/>size <text:s/>: 7,</text:p>
                <text:p><text:s text:c="12"/>in_stock : 4</text:p>
                <text:p>},</text:p>
              </text:list-header>
            </text:list>
          </draw:text-box>
        </draw:frame>
        <draw:frame draw:style-name="gr3" draw:text-style-name="P18" draw:layer="layout" svg:width="5cm" svg:height="1.673cm" svg:x="15.4cm" svg:y="18.127cm">
          <draw:text-box>
            <text:p text:style-name="P17"><text:span text:style-name="T11">];</text:span>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Vintage" presentation:presentation-page-layout-name="AL8T34">
        <office:forms form:automatic-focus="false" form:apply-design-mode="false"/>
        <draw:frame presentation:style-name="pr6" draw:text-style-name="P14" draw:layer="layout" svg:width="22.5cm" svg:height="3.067cm" svg:x="1.501cm" svg:y="0.8cm" presentation:class="title" presentation:user-transformed="true">
          <draw:text-box>
            <text:p><text:span text:style-name="T13">Total stock for (amateki)</text:span></text:p>
          </draw:text-box>
        </draw:frame>
        <draw:frame presentation:style-name="pr4" draw:text-style-name="P4" draw:layer="layout" svg:width="11.4cm" svg:height="3.534cm" svg:x="8.701cm" svg:y="4.266cm" presentation:class="outline" presentation:user-transformed="true">
          <draw:text-box>
            <text:list text:style-name="L2">
              <text:list-header>
                <text:p text:style-name="P4"><text:span text:style-name="T14">Test</text:span></text:p>
                <text:p text:style-name="P6"><text:span text:style-name="T15">total.totalStock('amateki')</text:span></text:p>
              </text:list-header>
            </text:list>
          </draw:text-box>
        </draw:frame>
        <draw:frame presentation:style-name="pr10" draw:text-style-name="P13" draw:layer="layout" svg:width="7.097cm" svg:height="6.8cm" svg:x="12.703cm" svg:y="8.8cm" presentation:class="outline" presentation:user-transformed="true">
          <draw:text-box>
            <text:list text:style-name="L2">
              <text:list-header>
                <text:p text:style-name="P13"><text:span text:style-name="T12">25</text:span></text:p>
              </text:list-header>
            </text:list>
          </draw:text-box>
        </draw:frame>
        <draw:frame presentation:style-name="pr10" draw:text-style-name="P16" draw:layer="layout" svg:width="12.297cm" svg:height="1.6cm" svg:x="2.004cm" svg:y="8.6cm" presentation:class="outline" presentation:user-transformed="true">
          <draw:text-box>
            <text:list text:style-name="L2">
              <text:list-header>
                <text:p text:style-name="P4"><text:span text:style-name="T14">Expected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Vintage" presentation:presentation-page-layout-name="AL8T34">
        <office:forms form:automatic-focus="false" form:apply-design-mode="false"/>
        <draw:frame presentation:style-name="pr6" draw:text-style-name="P14" draw:layer="layout" svg:width="22.5cm" svg:height="3.067cm" svg:x="1.501cm" svg:y="0.8cm" presentation:class="title" presentation:user-transformed="true">
          <draw:text-box>
            <text:p><text:span text:style-name="T13">Total stock for (amateki)</text:span></text:p>
          </draw:text-box>
        </draw:frame>
        <draw:frame presentation:style-name="pr4" draw:text-style-name="P4" draw:layer="layout" svg:width="11.4cm" svg:height="3.534cm" svg:x="8.701cm" svg:y="4.266cm" presentation:class="outline" presentation:user-transformed="true">
          <draw:text-box>
            <text:list text:style-name="L2">
              <text:list-header>
                <text:p text:style-name="P4"><text:span text:style-name="T14">Test</text:span></text:p>
                <text:p text:style-name="P6"><text:span text:style-name="T15">total.totalStock('china teki')</text:span></text:p>
              </text:list-header>
            </text:list>
          </draw:text-box>
        </draw:frame>
        <draw:frame presentation:style-name="pr10" draw:text-style-name="P13" draw:layer="layout" svg:width="7.097cm" svg:height="6.8cm" svg:x="12.703cm" svg:y="8.8cm" presentation:class="outline" presentation:user-transformed="true">
          <draw:text-box>
            <text:list text:style-name="L2">
              <text:list-header>
                <text:p text:style-name="P13"><text:span text:style-name="T12">12</text:span></text:p>
              </text:list-header>
            </text:list>
          </draw:text-box>
        </draw:frame>
        <draw:frame presentation:style-name="pr10" draw:text-style-name="P16" draw:layer="layout" svg:width="12.297cm" svg:height="1.6cm" svg:x="2.004cm" svg:y="8.6cm" presentation:class="outline" presentation:user-transformed="true">
          <draw:text-box>
            <text:list text:style-name="L2">
              <text:list-header>
                <text:p text:style-name="P4"><text:span text:style-name="T14">Expected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Vintage" presentation:presentation-page-layout-name="AL8T34">
        <office:forms form:automatic-focus="false" form:apply-design-mode="false"/>
        <draw:frame presentation:style-name="pr3" draw:text-style-name="P13" draw:layer="layout" svg:width="22.5cm" svg:height="3.067cm" svg:x="1.4cm" svg:y="0.801cm" presentation:class="title" presentation:user-transformed="true">
          <draw:text-box>
            <text:list text:style-name="L1">
              <text:list-header>
                <text:p><text:span text:style-name="T12">ordering from the stock</text:span></text:p>
              </text:list-header>
            </text:list>
          </draw:text-box>
        </draw:frame>
        <draw:frame draw:style-name="gr2" draw:text-style-name="P7" draw:layer="layout" svg:width="18.2cm" svg:height="1.352cm" svg:x="5.2cm" svg:y="4.401cm">
          <draw:text-box>
            <text:list text:style-name="L3">
              <text:list-header>
                <text:p text:style-name="P4"><text:span text:style-name="T3">Variables and function used</text:span></text:p>
              </text:list-header>
            </text:list>
          </draw:text-box>
        </draw:frame>
        <draw:frame presentation:style-name="pr4" draw:text-style-name="P5" draw:layer="layout" svg:width="12.297cm" svg:height="12.179cm" svg:x="1.4cm" svg:y="6.222cm" presentation:class="outline" presentation:user-transformed="true">
          <draw:text-box>
            <text:list text:style-name="L2">
              <text:list-header>
                <text:p text:style-name="P4"><text:span text:style-name="T3">Variables</text:span></text:p>
              </text:list-header>
              <text:list-item>
                <text:p><text:span text:style-name="T4">order</text:span><text:span text:style-name="T5"> Factory function instance</text:span></text:p>
              </text:list-item>
              <text:list-item>
                <text:p><text:span text:style-name="T6">stock7</text:span><text:span text:style-name="T7"> with list of objects</text:span></text:p>
                <text:p><text:span text:style-name="T6"/></text:p>
              </text:list-item>
            </text:list>
          </draw:text-box>
        </draw:frame>
        <draw:frame presentation:style-name="pr4" draw:text-style-name="P4" draw:layer="layout" svg:width="12.297cm" svg:height="12.179cm" svg:x="14.303cm" svg:y="6.401cm" presentation:class="outline" presentation:user-transformed="true">
          <draw:text-box>
            <text:list text:style-name="L2">
              <text:list-header>
                <text:p text:style-name="P4"><text:span text:style-name="T3">Functions</text:span></text:p>
              </text:list-header>
              <text:list-item>
                <text:p text:style-name="P6"><text:span text:style-name="T7">inStock(stock7) – assigns stock</text:span></text:p>
              </text:list-item>
              <text:list-item>
                <text:p text:style-name="P6"><text:span text:style-name="T7">makeOrder(brand,colour,size) – add to the </text:span><text:span text:style-name="T7">current Stock</text:span></text:p>
              </text:list-item>
              <text:list-item>
                <text:p text:style-name="P6"><text:span text:style-name="T7">StockShoes - returns current stock</text:span></text:p>
              </text:list-item>
              <text:list-item>
                <text:p text:style-name="P6"><text:span text:style-name="T7">InBasket() - return the basket in array form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Vintage" presentation:presentation-page-layout-name="AL8T34">
        <office:forms form:automatic-focus="false" form:apply-design-mode="false"/>
        <draw:frame presentation:style-name="pr6" draw:layer="layout" svg:width="22.5cm" svg:height="3.067cm" svg:x="1.4cm" svg:y="0.8cm" presentation:class="title" presentation:user-transformed="true">
          <draw:text-box>
            <text:p>stock7 =[</text:p>
          </draw:text-box>
        </draw:frame>
        <draw:frame presentation:style-name="pr10" draw:layer="layout" svg:width="8.114cm" svg:height="5.809cm" svg:x="1.4cm" svg:y="5.066cm" presentation:class="outline" presentation:user-transformed="true">
          <draw:text-box>
            <text:list text:style-name="L2">
              <text:list-header>
                <text:p>{</text:p>
                <text:p><text:s text:c="12"/>brand : 'amateki',</text:p>
                <text:p><text:s text:c="12"/>colour : 'red',</text:p>
                <text:p><text:s text:c="12"/>size <text:s/>: 6,</text:p>
                <text:p><text:s text:c="12"/>in_stock : 5</text:p>
                <text:p>},</text:p>
              </text:list-header>
            </text:list>
          </draw:text-box>
        </draw:frame>
        <draw:frame presentation:style-name="pr10" draw:layer="layout" svg:width="8.114cm" svg:height="5.809cm" svg:x="9.921cm" svg:y="5.066cm" presentation:class="outline" presentation:user-transformed="true">
          <draw:text-box>
            <text:list text:style-name="L2">
              <text:list-header>
                <text:p>{</text:p>
                <text:p><text:s text:c="12"/>brand : 'vovo',</text:p>
                <text:p><text:s text:c="12"/>colour : 'orange',</text:p>
                <text:p><text:s text:c="12"/>size <text:s/>: 5,</text:p>
                <text:p><text:s text:c="12"/>in_stock : 9</text:p>
                <text:p>},</text:p>
              </text:list-header>
            </text:list>
          </draw:text-box>
        </draw:frame>
        <draw:frame presentation:style-name="pr10" draw:layer="layout" svg:width="8.114cm" svg:height="5.809cm" svg:x="18.442cm" svg:y="5.066cm" presentation:class="outline" presentation:user-transformed="true">
          <draw:text-box>
            <text:list text:style-name="L2">
              <text:list-header>
                <text:p>{</text:p>
                <text:p><text:s text:c="12"/>brand : 'amateki',</text:p>
                <text:p><text:s text:c="12"/>colour : 'white',</text:p>
                <text:p><text:s text:c="12"/>size <text:s/>: 4,</text:p>
                <text:p><text:s text:c="12"/>in_stock : 13</text:p>
                <text:p>},</text:p>
              </text:list-header>
            </text:list>
          </draw:text-box>
        </draw:frame>
        <draw:frame presentation:style-name="pr10" draw:layer="layout" svg:width="8.114cm" svg:height="5.809cm" svg:x="18.442cm" svg:y="11.428cm" presentation:class="outline" presentation:user-transformed="true">
          <draw:text-box>
            <text:list text:style-name="L2">
              <text:list-header>
                <text:p>{</text:p>
                <text:p><text:s text:c="12"/>brand : 'amateki',</text:p>
                <text:p><text:s text:c="12"/>colour : 'black',</text:p>
                <text:p><text:s text:c="12"/>size <text:s/>: 4,</text:p>
                <text:p><text:s text:c="12"/>in_stock : 7</text:p>
                <text:p>}</text:p>
              </text:list-header>
            </text:list>
          </draw:text-box>
        </draw:frame>
        <draw:frame presentation:style-name="pr10" draw:layer="layout" svg:width="8.114cm" svg:height="5.809cm" svg:x="9.921cm" svg:y="11.428cm" presentation:class="outline" presentation:user-transformed="true">
          <draw:text-box>
            <text:list text:style-name="L2">
              <text:list-header>
                <text:p>{</text:p>
                <text:p><text:s text:c="12"/>brand : 'china teki',</text:p>
                <text:p><text:s text:c="12"/>colour : 'yellow',</text:p>
                <text:p><text:s text:c="12"/>size <text:s/>: 5,</text:p>
                <text:p><text:s text:c="12"/>in_stock : 8</text:p>
                <text:p>},</text:p>
              </text:list-header>
            </text:list>
          </draw:text-box>
        </draw:frame>
        <draw:frame presentation:style-name="pr10" draw:layer="layout" svg:width="8.114cm" svg:height="5.809cm" svg:x="1.4cm" svg:y="11.428cm" presentation:class="outline" presentation:user-transformed="true">
          <draw:text-box>
            <text:list text:style-name="L2">
              <text:list-header>
                <text:p>{</text:p>
                <text:p><text:s text:c="12"/>brand : 'china teki',</text:p>
                <text:p><text:s text:c="12"/>colour : 'purple',</text:p>
                <text:p><text:s text:c="12"/>size <text:s/>: 7,</text:p>
                <text:p><text:s text:c="12"/>in_stock : 4</text:p>
                <text:p>},</text:p>
              </text:list-header>
            </text:list>
          </draw:text-box>
        </draw:frame>
        <draw:frame draw:style-name="gr3" draw:text-style-name="P18" draw:layer="layout" svg:width="5cm" svg:height="1.673cm" svg:x="15.4cm" svg:y="18.127cm">
          <draw:text-box>
            <text:p text:style-name="P17"><text:span text:style-name="T11">];</text:span></text:p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Vintage" presentation:presentation-page-layout-name="AL8T34">
        <office:forms form:automatic-focus="false" form:apply-design-mode="false"/>
        <draw:frame presentation:style-name="pr6" draw:text-style-name="P14" draw:layer="layout" svg:width="22.5cm" svg:height="3.067cm" svg:x="1.501cm" svg:y="0.8cm" presentation:class="title" presentation:user-transformed="true">
          <draw:text-box>
            <text:p><text:span text:style-name="T13">Total stock for (amateki)</text:span></text:p>
          </draw:text-box>
        </draw:frame>
        <draw:frame presentation:style-name="pr4" draw:text-style-name="P19" draw:layer="layout" svg:width="21.299cm" svg:height="8.6cm" svg:x="3.101cm" svg:y="6.4cm" presentation:class="outline" presentation:user-transformed="true">
          <draw:text-box>
            <text:list text:style-name="L2">
              <text:list-header>
                <text:p text:style-name="P19"><text:span text:style-name="T14">Test</text:span></text:p>
                <text:p text:style-name="P20"><text:span text:style-name="T18">order.makeOrder('amateki','red',6)</text:span></text:p>
                <text:p text:style-name="P20"><text:span text:style-name="T18">order.makeOrder('amateki','black'</text:span><text:span text:style-name="T18">,4)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Vintage" presentation:presentation-page-layout-name="AL8T34">
        <office:forms form:automatic-focus="false" form:apply-design-mode="false"/>
        <draw:frame presentation:style-name="pr6" draw:layer="layout" svg:width="22.5cm" svg:height="3.067cm" svg:x="1.4cm" svg:y="0.8cm" presentation:class="title" presentation:user-transformed="true">
          <draw:text-box>
            <text:p>Expected<text:tab/><text:tab/><text:tab/><text:tab/><text:tab/><text:tab/>[</text:p>
          </draw:text-box>
        </draw:frame>
        <draw:frame presentation:style-name="pr10" draw:layer="layout" svg:width="8.114cm" svg:height="5.809cm" svg:x="1.4cm" svg:y="5.066cm" presentation:class="outline" presentation:user-transformed="true">
          <draw:text-box>
            <text:list text:style-name="L2">
              <text:list-header>
                <text:p>{</text:p>
                <text:p><text:s text:c="12"/>brand : 'amateki',</text:p>
                <text:p><text:s text:c="12"/>colour : 'red',</text:p>
                <text:p><text:s text:c="12"/>size <text:s/>: 6,</text:p>
                <text:p><text:s text:c="12"/>in_stock : 4</text:p>
                <text:p>},</text:p>
              </text:list-header>
            </text:list>
          </draw:text-box>
        </draw:frame>
        <draw:frame presentation:style-name="pr10" draw:layer="layout" svg:width="8.114cm" svg:height="5.809cm" svg:x="9.921cm" svg:y="5.066cm" presentation:class="outline" presentation:user-transformed="true">
          <draw:text-box>
            <text:list text:style-name="L2">
              <text:list-header>
                <text:p>{</text:p>
                <text:p><text:s text:c="12"/>brand : 'vovo',</text:p>
                <text:p><text:s text:c="12"/>colour : 'orange',</text:p>
                <text:p><text:s text:c="12"/>size <text:s/>: 5,</text:p>
                <text:p><text:s text:c="12"/>in_stock : 9</text:p>
                <text:p>},</text:p>
              </text:list-header>
            </text:list>
          </draw:text-box>
        </draw:frame>
        <draw:frame presentation:style-name="pr10" draw:layer="layout" svg:width="8.114cm" svg:height="5.809cm" svg:x="18.442cm" svg:y="5.066cm" presentation:class="outline" presentation:user-transformed="true">
          <draw:text-box>
            <text:list text:style-name="L2">
              <text:list-header>
                <text:p>{</text:p>
                <text:p><text:s text:c="12"/>brand : 'amateki',</text:p>
                <text:p><text:s text:c="12"/>colour : 'white',</text:p>
                <text:p><text:s text:c="12"/>size <text:s/>: 4,</text:p>
                <text:p><text:s text:c="12"/>in_stock : 13</text:p>
                <text:p>},</text:p>
              </text:list-header>
            </text:list>
          </draw:text-box>
        </draw:frame>
        <draw:frame presentation:style-name="pr10" draw:layer="layout" svg:width="8.114cm" svg:height="5.809cm" svg:x="18.442cm" svg:y="11.428cm" presentation:class="outline" presentation:user-transformed="true">
          <draw:text-box>
            <text:list text:style-name="L2">
              <text:list-header>
                <text:p>{</text:p>
                <text:p><text:s text:c="12"/>brand : 'amateki',</text:p>
                <text:p><text:s text:c="12"/>colour : 'black',</text:p>
                <text:p><text:s text:c="12"/>size <text:s/>: 4,</text:p>
                <text:p><text:s text:c="12"/>in_stock : 6</text:p>
                <text:p>}</text:p>
              </text:list-header>
            </text:list>
          </draw:text-box>
        </draw:frame>
        <draw:frame presentation:style-name="pr10" draw:layer="layout" svg:width="8.114cm" svg:height="5.809cm" svg:x="9.921cm" svg:y="11.428cm" presentation:class="outline" presentation:user-transformed="true">
          <draw:text-box>
            <text:list text:style-name="L2">
              <text:list-header>
                <text:p>{</text:p>
                <text:p><text:s text:c="12"/>brand : 'china teki',</text:p>
                <text:p><text:s text:c="12"/>colour : 'yellow',</text:p>
                <text:p><text:s text:c="12"/>size <text:s/>: 5,</text:p>
                <text:p><text:s text:c="12"/>in_stock : 8</text:p>
                <text:p>},</text:p>
              </text:list-header>
            </text:list>
          </draw:text-box>
        </draw:frame>
        <draw:frame presentation:style-name="pr10" draw:layer="layout" svg:width="8.114cm" svg:height="5.809cm" svg:x="1.4cm" svg:y="11.428cm" presentation:class="outline" presentation:user-transformed="true">
          <draw:text-box>
            <text:list text:style-name="L2">
              <text:list-header>
                <text:p>{</text:p>
                <text:p><text:s text:c="12"/>brand : 'china teki',</text:p>
                <text:p><text:s text:c="12"/>colour : 'purple',</text:p>
                <text:p><text:s text:c="12"/>size <text:s/>: 7,</text:p>
                <text:p><text:s text:c="12"/>in_stock : 4</text:p>
                <text:p>},</text:p>
              </text:list-header>
            </text:list>
          </draw:text-box>
        </draw:frame>
        <draw:frame draw:style-name="gr3" draw:text-style-name="P18" draw:layer="layout" svg:width="5cm" svg:height="1.673cm" svg:x="20cm" svg:y="18.327cm">
          <draw:text-box>
            <text:p text:style-name="P17"><text:span text:style-name="T11">];</text:span>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Vintage" presentation:presentation-page-layout-name="AL8T34">
        <office:forms form:automatic-focus="false" form:apply-design-mode="false"/>
        <draw:frame presentation:style-name="pr3" draw:text-style-name="P13" draw:layer="layout" svg:width="22.5cm" svg:height="3.067cm" svg:x="1.4cm" svg:y="0.802cm" presentation:class="title" presentation:user-transformed="true">
          <draw:text-box>
            <text:list text:style-name="L1">
              <text:list-header>
                <text:p><text:span text:style-name="T12">cancelling order </text:span></text:p>
              </text:list-header>
            </text:list>
          </draw:text-box>
        </draw:frame>
        <draw:frame draw:style-name="gr2" draw:text-style-name="P7" draw:layer="layout" svg:width="18.2cm" svg:height="1.352cm" svg:x="5.2cm" svg:y="4.402cm">
          <draw:text-box>
            <text:list text:style-name="L3">
              <text:list-header>
                <text:p text:style-name="P4"><text:span text:style-name="T3">Variables and function used</text:span></text:p>
              </text:list-header>
            </text:list>
          </draw:text-box>
        </draw:frame>
        <draw:frame presentation:style-name="pr4" draw:text-style-name="P5" draw:layer="layout" svg:width="12.297cm" svg:height="12.179cm" svg:x="1.4cm" svg:y="6.223cm" presentation:class="outline" presentation:user-transformed="true">
          <draw:text-box>
            <text:list text:style-name="L2">
              <text:list-header>
                <text:p text:style-name="P4"><text:span text:style-name="T3">Variables</text:span></text:p>
              </text:list-header>
              <text:list-item>
                <text:p><text:span text:style-name="T4">check</text:span><text:span text:style-name="T5"> Factory function instance</text:span></text:p>
              </text:list-item>
              <text:list-item>
                <text:p><text:span text:style-name="T6">stock5</text:span><text:span text:style-name="T7"> with list of objects</text:span></text:p>
                <text:p><text:span text:style-name="T6"/></text:p>
              </text:list-item>
            </text:list>
          </draw:text-box>
        </draw:frame>
        <draw:frame presentation:style-name="pr4" draw:text-style-name="P4" draw:layer="layout" svg:width="12.297cm" svg:height="12.179cm" svg:x="14.303cm" svg:y="6.402cm" presentation:class="outline" presentation:user-transformed="true">
          <draw:text-box>
            <text:list text:style-name="L2">
              <text:list-header>
                <text:p text:style-name="P4"><text:span text:style-name="T3">Functions</text:span></text:p>
              </text:list-header>
              <text:list-item>
                <text:p text:style-name="P6"><text:span text:style-name="T7">inStock(stock5) – assigns stock</text:span></text:p>
              </text:list-item>
              <text:list-item>
                <text:p text:style-name="P6"><text:span text:style-name="T7">makeOrder(brand,colour,size) – add to the </text:span><text:span text:style-name="T7">current Stock</text:span></text:p>
              </text:list-item>
              <text:list-item>
                <text:p text:style-name="P6"><text:span text:style-name="T7">cancelOrder(index) – cancel order based on </text:span><text:span text:style-name="T7">the index</text:span></text:p>
              </text:list-item>
              <text:list-item>
                <text:p text:style-name="P6"><text:span text:style-name="T7">InBasket() - return the basket in array form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Vintage" presentation:presentation-page-layout-name="AL8T34">
        <office:forms form:automatic-focus="false" form:apply-design-mode="false"/>
        <draw:frame presentation:style-name="pr6" draw:layer="layout" svg:width="22.5cm" svg:height="3.067cm" svg:x="1.4cm" svg:y="0.8cm" presentation:class="title" presentation:user-transformed="true">
          <draw:text-box>
            <text:p>stock5 =[</text:p>
          </draw:text-box>
        </draw:frame>
        <draw:frame presentation:style-name="pr10" draw:layer="layout" svg:width="8.114cm" svg:height="5.809cm" svg:x="1.4cm" svg:y="5.066cm" presentation:class="outline" presentation:user-transformed="true">
          <draw:text-box>
            <text:list text:style-name="L2">
              <text:list-header>
                <text:p>{</text:p>
                <text:p><text:s text:c="12"/>brand : 'amateki',</text:p>
                <text:p><text:s text:c="12"/>colour : 'red',</text:p>
                <text:p><text:s text:c="12"/>size <text:s/>: 6,</text:p>
                <text:p><text:s text:c="12"/>in_stock : 5</text:p>
                <text:p>},</text:p>
              </text:list-header>
            </text:list>
          </draw:text-box>
        </draw:frame>
        <draw:frame presentation:style-name="pr10" draw:layer="layout" svg:width="8.114cm" svg:height="5.809cm" svg:x="9.921cm" svg:y="5.066cm" presentation:class="outline" presentation:user-transformed="true">
          <draw:text-box>
            <text:list text:style-name="L2">
              <text:list-header>
                <text:p>{</text:p>
                <text:p><text:s text:c="12"/>brand : 'vovo',</text:p>
                <text:p><text:s text:c="12"/>colour : 'orange',</text:p>
                <text:p><text:s text:c="12"/>size <text:s/>: 5,</text:p>
                <text:p><text:s text:c="12"/>in_stock : 9</text:p>
                <text:p>},</text:p>
              </text:list-header>
            </text:list>
          </draw:text-box>
        </draw:frame>
        <draw:frame presentation:style-name="pr10" draw:layer="layout" svg:width="8.114cm" svg:height="5.809cm" svg:x="18.442cm" svg:y="5.066cm" presentation:class="outline" presentation:user-transformed="true">
          <draw:text-box>
            <text:list text:style-name="L2">
              <text:list-header>
                <text:p>{</text:p>
                <text:p><text:s text:c="12"/>brand : 'amateki',</text:p>
                <text:p><text:s text:c="12"/>colour : 'white',</text:p>
                <text:p><text:s text:c="12"/>size <text:s/>: 4,</text:p>
                <text:p><text:s text:c="12"/>in_stock : 13</text:p>
                <text:p>},</text:p>
              </text:list-header>
            </text:list>
          </draw:text-box>
        </draw:frame>
        <draw:frame presentation:style-name="pr10" draw:layer="layout" svg:width="8.114cm" svg:height="5.809cm" svg:x="18.442cm" svg:y="11.428cm" presentation:class="outline" presentation:user-transformed="true">
          <draw:text-box>
            <text:list text:style-name="L2">
              <text:list-header>
                <text:p>{</text:p>
                <text:p><text:s text:c="12"/>brand : 'amateki',</text:p>
                <text:p><text:s text:c="12"/>colour : 'black',</text:p>
                <text:p><text:s text:c="12"/>size <text:s/>: 4,</text:p>
                <text:p><text:s text:c="12"/>in_stock : 7</text:p>
                <text:p>}</text:p>
              </text:list-header>
            </text:list>
          </draw:text-box>
        </draw:frame>
        <draw:frame presentation:style-name="pr10" draw:layer="layout" svg:width="8.114cm" svg:height="5.809cm" svg:x="9.921cm" svg:y="11.428cm" presentation:class="outline" presentation:user-transformed="true">
          <draw:text-box>
            <text:list text:style-name="L2">
              <text:list-header>
                <text:p>{</text:p>
                <text:p><text:s text:c="12"/>brand : 'china teki',</text:p>
                <text:p><text:s text:c="12"/>colour : 'yellow',</text:p>
                <text:p><text:s text:c="12"/>size <text:s/>: 5,</text:p>
                <text:p><text:s text:c="12"/>in_stock : 8</text:p>
                <text:p>},</text:p>
              </text:list-header>
            </text:list>
          </draw:text-box>
        </draw:frame>
        <draw:frame presentation:style-name="pr10" draw:layer="layout" svg:width="8.114cm" svg:height="5.809cm" svg:x="1.4cm" svg:y="11.428cm" presentation:class="outline" presentation:user-transformed="true">
          <draw:text-box>
            <text:list text:style-name="L2">
              <text:list-header>
                <text:p>{</text:p>
                <text:p><text:s text:c="12"/>brand : 'china teki',</text:p>
                <text:p><text:s text:c="12"/>colour : 'purple',</text:p>
                <text:p><text:s text:c="12"/>size <text:s/>: 7,</text:p>
                <text:p><text:s text:c="12"/>in_stock : 4</text:p>
                <text:p>},</text:p>
              </text:list-header>
            </text:list>
          </draw:text-box>
        </draw:frame>
        <draw:frame draw:style-name="gr3" draw:text-style-name="P18" draw:layer="layout" svg:width="5cm" svg:height="1.673cm" svg:x="15.4cm" svg:y="18.127cm">
          <draw:text-box>
            <text:p text:style-name="P17"><text:span text:style-name="T11">];</text:span></text:p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Vintage" presentation:presentation-page-layout-name="AL5T18">
        <office:forms form:automatic-focus="false" form:apply-design-mode="false"/>
        <draw:frame presentation:style-name="pr6" draw:text-style-name="P14" draw:layer="layout" svg:width="22.5cm" svg:height="3.067cm" svg:x="1.502cm" svg:y="0.8cm" presentation:class="title" presentation:user-transformed="true">
          <draw:text-box>
            <text:p><text:span text:style-name="T13">Total stock for (amateki)</text:span></text:p>
          </draw:text-box>
        </draw:frame>
        <draw:frame presentation:style-name="pr4" draw:text-style-name="P19" draw:layer="layout" svg:width="22.898cm" svg:height="13.2cm" svg:x="3.102cm" svg:y="6.4cm" presentation:class="outline" presentation:user-transformed="true">
          <draw:text-box>
            <text:list text:style-name="L2">
              <text:list-header>
                <text:p text:style-name="P19"><text:span text:style-name="T14">Test</text:span></text:p>
                <text:p text:style-name="P20"><text:span text:style-name="T19">check.makeOrder('amateki', </text:span><text:span text:style-name="T19">'red',6);</text:span></text:p>
                <text:p text:style-name="P20"><text:span text:style-name="T19">check.makeOrder('china teki', </text:span><text:span text:style-name="T19">'yellow',5);</text:span></text:p>
                <text:p text:style-name="P20"><text:span text:style-name="T19">check.makeOrder('amateki', </text:span><text:span text:style-name="T19">'red',6);</text:span></text:p>
                <text:p text:style-name="P20"><text:span text:style-name="T19">check.makeOrder('china teki', </text:span><text:span text:style-name="T19">'yellow',5);</text:span></text:p>
                <text:p text:style-name="P20"><text:span text:style-name="T19">check.cancelOrder(1);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Vintage" presentation:presentation-page-layout-name="AL5T18">
        <office:forms form:automatic-focus="false" form:apply-design-mode="false"/>
        <draw:frame draw:style-name="gr3" draw:text-style-name="P21" draw:layer="layout" svg:width="21.8cm" svg:height="1.826cm" svg:x="2.4cm" svg:y="1.4cm">
          <draw:text-box>
            <text:p text:style-name="P13"><text:span text:style-name="T12">Expected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[</text:span></text:p>
          </draw:text-box>
        </draw:frame>
        <draw:frame presentation:style-name="pr10" draw:layer="layout" svg:width="12.297cm" svg:height="5.809cm" svg:x="1.4cm" svg:y="5.066cm" presentation:class="outline">
          <draw:text-box>
            <text:list text:style-name="L2">
              <text:list-header>
                <text:p>{</text:p>
                <text:p><text:s text:c="15"/>brand : 'amateki',</text:p>
                <text:p><text:s text:c="15"/>colour : 'red',</text:p>
                <text:p><text:s text:c="15"/>size <text:s/>: 6,</text:p>
                <text:p>},</text:p>
              </text:list-header>
            </text:list>
          </draw:text-box>
        </draw:frame>
        <draw:frame presentation:style-name="pr10" draw:layer="layout" svg:width="12.297cm" svg:height="5.809cm" svg:x="14.313cm" svg:y="5.066cm" presentation:class="outline">
          <draw:text-box>
            <text:list text:style-name="L2">
              <text:list-header>
                <text:p>{</text:p>
                <text:p><text:s text:c="15"/>brand : 'amateki',</text:p>
                <text:p><text:s text:c="15"/>colour : 'red',</text:p>
                <text:p><text:s text:c="15"/>size <text:s/>: 6,</text:p>
                <text:p>},</text:p>
              </text:list-header>
            </text:list>
          </draw:text-box>
        </draw:frame>
        <draw:frame presentation:style-name="pr10" draw:layer="layout" svg:width="12.297cm" svg:height="5.809cm" svg:x="14.313cm" svg:y="11.428cm" presentation:class="outline">
          <draw:text-box>
            <text:list text:style-name="L2">
              <text:list-header>
                <text:p>];</text:p>
              </text:list-header>
            </text:list>
          </draw:text-box>
        </draw:frame>
        <draw:frame presentation:style-name="pr10" draw:layer="layout" svg:width="12.297cm" svg:height="5.809cm" svg:x="1.4cm" svg:y="11.428cm" presentation:class="outline">
          <draw:text-box>
            <text:list text:style-name="L2">
              <text:list-header>
                <text:p>{</text:p>
                <text:p><text:s text:c="15"/>brand : 'china teki',</text:p>
                <text:p><text:s text:c="15"/>colour : 'yellow',</text:p>
                <text:p><text:s text:c="15"/>size <text:s/>: 5,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Vintage" presentation:presentation-page-layout-name="AL3T3">
        <office:forms form:automatic-focus="false" form:apply-design-mode="false"/>
        <draw:frame presentation:style-name="pr6" draw:layer="layout" svg:width="22.5cm" svg:height="3.067cm" svg:x="1.4cm" svg:y="0.8cm" presentation:class="title">
          <draw:text-box>
            <text:p>cancelling order</text:p>
          </draw:text-box>
        </draw:frame>
        <draw:frame presentation:style-name="pr4" draw:text-style-name="P4" draw:layer="layout" svg:width="15.6cm" svg:height="12.179cm" svg:x="0cm" svg:y="5cm" presentation:class="outline" presentation:user-transformed="true">
          <draw:text-box>
            <text:list text:style-name="L2">
              <text:list-header>
                <text:p text:style-name="P4">Test</text:p>
                <text:p text:style-name="P6"><text:span text:style-name="T10">check2.makeOrder('amateki', 'red',6);</text:span></text:p>
                <text:p text:style-name="P6"><text:span text:style-name="T10">check2.cancelOrder(0);</text:span></text:p>
              </text:list-header>
            </text:list>
          </draw:text-box>
        </draw:frame>
        <draw:frame presentation:style-name="pr4" draw:text-style-name="P4" draw:layer="layout" svg:width="11.01cm" svg:height="12.179cm" svg:x="15.6cm" svg:y="5.066cm" presentation:class="outline" presentation:user-transformed="true">
          <draw:text-box>
            <text:list text:style-name="L2">
              <text:list-item>
                <text:p text:style-name="P4">Expected</text:p>
                <text:p text:style-name="P4">[]</text:p>
                <text:p text:style-name="P6"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Vintage" presentation:presentation-page-layout-name="AL3T3">
        <office:forms form:automatic-focus="false" form:apply-design-mode="false"/>
        <draw:frame presentation:style-name="pr3" draw:text-style-name="P13" draw:layer="layout" svg:width="22.5cm" svg:height="3.067cm" svg:x="1.4cm" svg:y="0.803cm" presentation:class="title" presentation:user-transformed="true">
          <draw:text-box>
            <text:list text:style-name="L1">
              <text:list-header>
                <text:p><text:span text:style-name="T12">checking out</text:span></text:p>
              </text:list-header>
            </text:list>
          </draw:text-box>
        </draw:frame>
        <draw:frame draw:style-name="gr2" draw:text-style-name="P7" draw:layer="layout" svg:width="18.2cm" svg:height="1.352cm" svg:x="5.2cm" svg:y="4.403cm">
          <draw:text-box>
            <text:list text:style-name="L3">
              <text:list-header>
                <text:p text:style-name="P4"><text:span text:style-name="T3">Variables and function used</text:span></text:p>
              </text:list-header>
            </text:list>
          </draw:text-box>
        </draw:frame>
        <draw:frame presentation:style-name="pr4" draw:text-style-name="P5" draw:layer="layout" svg:width="12.297cm" svg:height="12.179cm" svg:x="1.4cm" svg:y="6.224cm" presentation:class="outline" presentation:user-transformed="true">
          <draw:text-box>
            <text:list text:style-name="L2">
              <text:list-header>
                <text:p text:style-name="P4"><text:span text:style-name="T3">Variables</text:span></text:p>
              </text:list-header>
              <text:list-item>
                <text:p><text:span text:style-name="T4">checkOut</text:span><text:span text:style-name="T5"> Factory function instance</text:span></text:p>
              </text:list-item>
              <text:list-item>
                <text:p><text:span text:style-name="T6">stock6</text:span><text:span text:style-name="T7"> with list of objects</text:span></text:p>
                <text:p><text:span text:style-name="T6"/></text:p>
              </text:list-item>
            </text:list>
          </draw:text-box>
        </draw:frame>
        <draw:frame presentation:style-name="pr4" draw:text-style-name="P4" draw:layer="layout" svg:width="12.297cm" svg:height="12.179cm" svg:x="14.303cm" svg:y="6.403cm" presentation:class="outline" presentation:user-transformed="true">
          <draw:text-box>
            <text:list text:style-name="L2">
              <text:list-header>
                <text:p text:style-name="P4"><text:span text:style-name="T3">Functions</text:span></text:p>
              </text:list-header>
              <text:list-item>
                <text:p text:style-name="P6"><text:span text:style-name="T7">inStock(stock6) – assigns stock</text:span></text:p>
              </text:list-item>
              <text:list-item>
                <text:p text:style-name="P6"><text:span text:style-name="T7">makeOrder(brand,colour,size) – add to the </text:span><text:span text:style-name="T7">current Stock</text:span></text:p>
              </text:list-item>
              <text:list-item>
                <text:p text:style-name="P6"><text:span text:style-name="T7">cancelAll() – clears the basket</text:span></text:p>
              </text:list-item>
              <text:list-item>
                <text:p text:style-name="P6"><text:span text:style-name="T7">InBasket() - return the basket in array form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Vintage" presentation:presentation-page-layout-name="AL3T3">
        <office:forms form:automatic-focus="false" form:apply-design-mode="false"/>
        <draw:frame presentation:style-name="pr6" draw:layer="layout" svg:width="22.5cm" svg:height="3.067cm" svg:x="1.4cm" svg:y="0.8cm" presentation:class="title">
          <draw:text-box>
            <text:p>checking out</text:p>
          </draw:text-box>
        </draw:frame>
        <draw:frame presentation:style-name="pr4" draw:text-style-name="P22" draw:layer="layout" svg:width="17cm" svg:height="12.179cm" svg:x="1.4cm" svg:y="5.066cm" presentation:class="outline" presentation:user-transformed="true">
          <draw:text-box>
            <text:list text:style-name="L2">
              <text:list-header>
                <text:p text:style-name="P22"><text:span text:style-name="T20">Test</text:span></text:p>
                <text:p text:style-name="P23"><text:span text:style-name="T21">checkOut.makeOrder('amateki','black',4);</text:span></text:p>
                <text:p text:style-name="P23"><text:span text:style-name="T21">checkOut.makeOrder('china teki','purple',7);</text:span></text:p>
                <text:p text:style-name="P23"><text:span text:style-name="T21">checkOut.makeOrder('amateki','black',4);</text:span></text:p>
                <text:p text:style-name="P23"><text:span text:style-name="T21">checkOut.makeOrder('vovo','orange',5);</text:span></text:p>
                <text:p text:style-name="P23"><text:span text:style-name="T21">checkOut.cancelAll();</text:span></text:p>
              </text:list-header>
            </text:list>
          </draw:text-box>
        </draw:frame>
        <draw:frame presentation:style-name="pr4" draw:layer="layout" svg:width="7.61cm" svg:height="12.179cm" svg:x="19cm" svg:y="5.066cm" presentation:class="outline" presentation:user-transformed="true">
          <draw:text-box>
            <text:list text:style-name="L2">
              <text:list-header>
                <text:p>Expected</text:p>
                <text:p text:style-name="P4">[]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End of test" draw:style-name="dp1" draw:master-page-name="Vintage" presentation:presentation-page-layout-name="AL1T19">
        <office:forms form:automatic-focus="false" form:apply-design-mode="false"/>
        <draw:frame presentation:style-name="pr3" draw:text-style-name="P24" draw:layer="layout" svg:width="22.5cm" svg:height="3.067cm" svg:x="1.4cm" svg:y="0.8cm" presentation:class="title" presentation:user-transformed="true">
          <draw:text-box>
            <text:p text:style-name="P6"><text:span text:style-name="T22">End of test</text:span></text:p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Factory function summary" draw:style-name="dp1" draw:master-page-name="Vintage" presentation:presentation-page-layout-name="AL3T3">
        <office:forms form:automatic-focus="false" form:apply-design-mode="false"/>
        <draw:frame presentation:style-name="pr6" draw:layer="layout" svg:width="22.5cm" svg:height="3.067cm" svg:x="1.4cm" svg:y="0.8cm" presentation:class="title" presentation:user-transformed="true">
          <draw:text-box>
            <text:p>ShoeCatalogue()</text:p>
          </draw:text-box>
        </draw:frame>
        <draw:frame presentation:style-name="pr4" draw:layer="layout" svg:width="9.5cm" svg:height="12.179cm" svg:x="0.8cm" svg:y="5.066cm" presentation:class="outline" presentation:user-transformed="true">
          <draw:text-box>
            <text:list text:style-name="L2">
              <text:list-header>
                <text:p text:style-name="P4"><text:span text:style-name="T23">Global variables</text:span></text:p>
              </text:list-header>
              <text:list-item>
                <text:p><text:span text:style-name="T24">Stock_map</text:span></text:p>
              </text:list-item>
              <text:list-item>
                <text:p><text:span text:style-name="T24">total_stock =length(stock)</text:span></text:p>
              </text:list-item>
              <text:list-item>
                <text:p><text:span text:style-name="T24">Basket = []</text:span></text:p>
              </text:list-item>
              <text:list-item>
                <text:p><text:span text:style-name="T24">stock </text:span></text:p>
              </text:list-item>
              <text:list-item>
                <text:p><text:span text:style-name="T24">colour</text:span></text:p>
              </text:list-item>
              <text:list-item>
                <text:p><text:span text:style-name="T24">size</text:span></text:p>
              </text:list-item>
              <text:list-item>
                <text:p><text:span text:style-name="T24">brand</text:span></text:p>
              </text:list-item>
            </text:list>
          </draw:text-box>
        </draw:frame>
        <draw:frame presentation:style-name="pr4" draw:text-style-name="P26" draw:layer="layout" svg:width="17.2cm" svg:height="14.934cm" svg:x="10.3cm" svg:y="5.066cm" presentation:class="outline" presentation:user-transformed="true">
          <draw:text-box>
            <text:list text:style-name="L2">
              <text:list-header>
                <text:p text:style-name="P4"><text:span text:style-name="T25">Functions</text:span></text:p>
              </text:list-header>
              <text:list-item>
                <text:p text:style-name="P25"><text:span text:style-name="T7">inStock(listMap)</text:span></text:p>
              </text:list-item>
              <text:list-item>
                <text:p text:style-name="P25"><text:span text:style-name="T7">takeCare(Shoe)</text:span></text:p>
              </text:list-item>
              <text:list-item>
                <text:p text:style-name="P25"><text:span text:style-name="T7">isLimit()</text:span></text:p>
              </text:list-item>
              <text:list-item>
                <text:p text:style-name="P25"><text:span text:style-name="T7">searchShoe(brand,colour,size)</text:span></text:p>
              </text:list-item>
              <text:list-item>
                <text:p text:style-name="P25"><text:span text:style-name="T7">searchAll(brand)</text:span></text:p>
              </text:list-item>
              <text:list-item>
                <text:p text:style-name="P25"><text:span text:style-name="T7">addingStock(brand,colour,size,in_stock)</text:span></text:p>
              </text:list-item>
              <text:list-item>
                <text:p text:style-name="P25"><text:span text:style-name="T7">stockShoes()</text:span></text:p>
              </text:list-item>
              <text:list-item>
                <text:p text:style-name="P25"><text:span text:style-name="T7">totalStock(brand)</text:span></text:p>
              </text:list-item>
              <text:list-item>
                <text:p text:style-name="P25"><text:span text:style-name="T7">makeOrder(brand,colour,size)</text:span></text:p>
              </text:list-item>
              <text:list-item>
                <text:p text:style-name="P25"><text:span text:style-name="T7">cancelOrder(index)</text:span></text:p>
              </text:list-item>
              <text:list-item>
                <text:p text:style-name="P25"><text:span text:style-name="T7">inBasket()</text:span></text:p>
              </text:list-item>
              <text:list-item>
                <text:p text:style-name="P25"><text:span text:style-name="T7">cancelAll(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inStock(map)" draw:style-name="dp1" draw:master-page-name="Vintage" presentation:presentation-page-layout-name="AL2T1">
        <office:forms form:automatic-focus="false" form:apply-design-mode="false"/>
        <draw:frame presentation:style-name="pr6" draw:text-style-name="P27" draw:layer="layout" svg:width="22.5cm" svg:height="3.067cm" svg:x="1.4cm" svg:y="0.8cm" presentation:class="title" presentation:user-transformed="true">
          <draw:text-box>
            <text:list text:style-name="L1">
              <text:list-header>
                <text:p text:style-name="P25"><text:span text:style-name="T26">inStock(ListMap)</text:span></text:p>
              </text:list-header>
            </text:list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Takes a list map</text:p>
              </text:list-item>
              <text:list-item>
                <text:p>Assign the map to global map</text:p>
              </text:list-item>
              <text:list-item>
                <text:p>This map will most probably come from local storag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Vintage" presentation:presentation-page-layout-name="AL2T1">
        <office:forms form:automatic-focus="false" form:apply-design-mode="false"/>
        <draw:frame presentation:style-name="pr6" draw:text-style-name="P17" draw:layer="layout" svg:width="22.5cm" svg:height="3.067cm" svg:x="1.4cm" svg:y="0.8cm" presentation:class="title" presentation:user-transformed="true">
          <draw:text-box>
            <text:list text:style-name="L1">
              <text:list-header>
                <text:p text:style-name="P25"><text:span text:style-name="T11">addingStock(brand,colour,size,in_stock)</text:span><text:span text:style-name="T11"><text:line-break/></text:span><text:span text:style-name="T27">Purpose</text:span></text:p>
              </text:list-header>
            </text:list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Takes in 4 paramaters</text:p>
              </text:list-item>
              <text:list-item>
                <text:p>Will use arguments for missing input </text:p>
              </text:list-item>
              <text:list-item>
                <text:p>Will take defaults values if missing input</text:p>
              </text:list-item>
              <text:list-item>
                <text:p>Adds shoe to current stock</text:p>
              </text:list-item>
              <text:list-item>
                <text:p>Add one shoe at a time</text:p>
              </text:list-item>
              <text:list-item>
                <text:p>If shoe already in stock, will increase stock</text:p>
              </text:list-item>
              <text:list-item>
                <text:p>Stops if total stock is more than 50 for brand typ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searchShoe(brand,colour,size)" draw:style-name="dp1" draw:master-page-name="Vintage" presentation:presentation-page-layout-name="AL2T1">
        <office:forms form:automatic-focus="false" form:apply-design-mode="false"/>
        <draw:frame presentation:style-name="pr6" draw:text-style-name="P29" draw:layer="layout" svg:width="22.5cm" svg:height="3.067cm" svg:x="1.4cm" svg:y="0.8cm" presentation:class="title" presentation:user-transformed="true">
          <draw:text-box>
            <text:list text:style-name="L1">
              <text:list-header>
                <text:p text:style-name="P28"><text:span text:style-name="T28">searchShoe(brand,colour,size)</text:span></text:p>
              </text:list-header>
            </text:list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Search for single shoe with its stock</text:p>
              </text:list-item>
              <text:list-item>
                <text:p>Search based on (brand,colour, size)</text:p>
              </text:list-item>
              <text:list-item>
                <text:p>Search on the current Stock</text:p>
              </text:list-item>
              <text:list-item>
                <text:p>Return map of the shoe</text:p>
              </text:list-item>
              <text:list-item>
                <text:p>searchShoe{brand,colour,size,in_stock}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searchAll(brand)" draw:style-name="dp1" draw:master-page-name="Vintage" presentation:presentation-page-layout-name="AL2T1">
        <office:forms form:automatic-focus="false" form:apply-design-mode="false"/>
        <draw:frame presentation:style-name="pr6" draw:text-style-name="P30" draw:layer="layout" svg:width="22.5cm" svg:height="3.067cm" svg:x="1.4cm" svg:y="0.8cm" presentation:class="title" presentation:user-transformed="true">
          <draw:text-box>
            <text:list text:style-name="L1">
              <text:list-header>
                <text:p text:style-name="P28"><text:span text:style-name="T29">searchAll(brand)</text:span></text:p>
              </text:list-header>
            </text:list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Search based on brand only</text:p>
              </text:list-item>
              <text:list-item>
                <text:p>Search for all specific brand stock</text:p>
              </text:list-item>
              <text:list-item>
                <text:p>Search on current stock</text:p>
              </text:list-item>
              <text:list-item>
                <text:p>Return list of objec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53cm" fo:text-indent="0cm"/>
      <style:text-properties fo:font-size="37.4000015258789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397cm" fo:text-indent="0cm"/>
      <style:text-properties fo:font-size="32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6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7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8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office:forms form:automatic-focus="false" form:apply-design-mode="false"/>
      <draw:frame draw:style-name="Mgr3" draw:text-style-name="MP7" draw:layer="backgroundobjects" svg:width="27.999cm" svg:height="20.988cm" svg:x="0cm" svg:y="0cm">
        <draw:image xlink:href="Pictures/100073ED00009698000054AB7D04B82717649E2D.svg" xlink:type="simple" xlink:show="embed" xlink:actuate="onLoad">
          <text:p/>
        </draw:image>
        <draw:image xlink:href="Pictures/10000201000003AF000002124477AA50CE2A87D9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30T12:40:31.956030155</meta:creation-date>
    <dc:date>2018-06-05T10:27:02.826666159</dc:date>
    <meta:editing-duration>PT2H52M24S</meta:editing-duration>
    <meta:editing-cycles>21</meta:editing-cycles>
    <meta:generator>LibreOffice/5.1.6.2$Linux_X86_64 LibreOffice_project/10m0$Build-2</meta:generator>
    <meta:document-statistic meta:object-count="257"/>
  </office:meta>
</office:document-meta>
</file>